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0.4516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4.1307in"/>
    </style:style>
    <style:style style:name="co5" style:family="table-column">
      <style:table-column-properties fo:break-before="auto" style:column-width="2.2756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1.4772in"/>
    </style:style>
    <style:style style:name="co8" style:family="table-column">
      <style:table-column-properties fo:break-before="auto" style:column-width="1.1457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2.4409in"/>
    </style:style>
    <style:style style:name="co11" style:family="table-column">
      <style:table-column-properties fo:break-before="auto" style:column-width="2.1098in"/>
    </style:style>
    <style:style style:name="co12" style:family="table-column">
      <style:table-column-properties fo:break-before="auto" style:column-width="2.4827in"/>
    </style:style>
    <style:style style:name="co13" style:family="table-column">
      <style:table-column-properties fo:break-before="auto" style:column-width="2.1516in"/>
    </style:style>
    <style:style style:name="co14" style:family="table-column">
      <style:table-column-properties fo:break-before="auto" style:column-width="2.4209in"/>
    </style:style>
    <style:style style:name="co15" style:family="table-column">
      <style:table-column-properties fo:break-before="auto" style:column-width="2.089in"/>
    </style:style>
    <style:style style:name="co16" style:family="table-column">
      <style:table-column-properties fo:break-before="auto" style:column-width="1.6327in"/>
    </style:style>
    <style:style style:name="co17" style:family="table-column">
      <style:table-column-properties fo:break-before="auto" style:column-width="1.4465in"/>
    </style:style>
    <style:style style:name="co18" style:family="table-column">
      <style:table-column-properties fo:break-before="auto" style:column-width="1.3016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0.8555in"/>
    </style:style>
    <style:style style:name="co21" style:family="table-column">
      <style:table-column-properties fo:break-before="auto" style:column-width="1.0008in"/>
    </style:style>
    <style:style style:name="co22" style:family="table-column">
      <style:table-column-properties fo:break-before="auto" style:column-width="1.0626in"/>
    </style:style>
    <style:style style:name="co23" style:family="table-column">
      <style:table-column-properties fo:break-before="auto" style:column-width="2.0264in"/>
    </style:style>
    <style:style style:name="co24" style:family="table-column">
      <style:table-column-properties fo:break-before="auto" style:column-width="1.6953in"/>
    </style:style>
    <style:style style:name="co25" style:family="table-column">
      <style:table-column-properties fo:break-before="auto" style:column-width="2.2862in"/>
    </style:style>
    <style:style style:name="co26" style:family="table-column">
      <style:table-column-properties fo:break-before="auto" style:column-width="1.9543in"/>
    </style:style>
    <style:style style:name="co27" style:family="table-column">
      <style:table-column-properties fo:break-before="auto" style:column-width="0.7102in"/>
    </style:style>
    <style:style style:name="co28" style:family="table-column">
      <style:table-column-properties fo:break-before="auto" style:column-width="1.7571in"/>
    </style:style>
    <style:style style:name="co29" style:family="table-column">
      <style:table-column-properties fo:break-before="auto" style:column-width="2.2965in"/>
    </style:style>
    <style:style style:name="co30" style:family="table-column">
      <style:table-column-properties fo:break-before="auto" style:column-width="1.9646in"/>
    </style:style>
    <style:style style:name="co31" style:family="table-column">
      <style:table-column-properties fo:break-before="auto" style:column-width="1.3736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1.3839in"/>
    </style:style>
    <style:style style:name="co34" style:family="table-column">
      <style:table-column-properties fo:break-before="auto" style:column-width="5.0535in"/>
    </style:style>
    <style:style style:name="co35" style:family="table-column">
      <style:table-column-properties fo:break-before="auto" style:column-width="1.6402in"/>
    </style:style>
    <style:style style:name="co36" style:family="table-column">
      <style:table-column-properties fo:break-before="auto" style:column-width="1.6543in"/>
    </style:style>
    <style:style style:name="co37" style:family="table-column">
      <style:table-column-properties fo:break-before="auto" style:column-width="0.4638in"/>
    </style:style>
    <style:style style:name="co38" style:family="table-column">
      <style:table-column-properties fo:break-before="auto" style:column-width="1.4291in"/>
    </style:style>
    <style:style style:name="co39" style:family="table-column">
      <style:table-column-properties fo:break-before="auto" style:column-width="5.2244in"/>
    </style:style>
    <style:style style:name="co40" style:family="table-column">
      <style:table-column-properties fo:break-before="auto" style:column-width="2.3516in"/>
    </style:style>
    <style:style style:name="co41" style:family="table-column">
      <style:table-column-properties fo:break-before="auto" style:column-width="2.0083in"/>
    </style:style>
    <style:style style:name="co42" style:family="table-column">
      <style:table-column-properties fo:break-before="auto" style:column-width="1.5256in"/>
    </style:style>
    <style:style style:name="co43" style:family="table-column">
      <style:table-column-properties fo:break-before="auto" style:column-width="1.1827in"/>
    </style:style>
    <style:style style:name="co44" style:family="table-column">
      <style:table-column-properties fo:break-before="auto" style:column-width="1.2252in"/>
    </style:style>
    <style:style style:name="co45" style:family="table-column">
      <style:table-column-properties fo:break-before="auto" style:column-width="2.5228in"/>
    </style:style>
    <style:style style:name="co46" style:family="table-column">
      <style:table-column-properties fo:break-before="auto" style:column-width="2.1799in"/>
    </style:style>
    <style:style style:name="co47" style:family="table-column">
      <style:table-column-properties fo:break-before="auto" style:column-width="2.5654in"/>
    </style:style>
    <style:style style:name="co48" style:family="table-column">
      <style:table-column-properties fo:break-before="auto" style:column-width="2.222in"/>
    </style:style>
    <style:style style:name="co49" style:family="table-column">
      <style:table-column-properties fo:break-before="auto" style:column-width="2.5016in"/>
    </style:style>
    <style:style style:name="co50" style:family="table-column">
      <style:table-column-properties fo:break-before="auto" style:column-width="2.1583in"/>
    </style:style>
    <style:style style:name="co51" style:family="table-column">
      <style:table-column-properties fo:break-before="auto" style:column-width="0.8819in"/>
    </style:style>
    <style:style style:name="co52" style:family="table-column">
      <style:table-column-properties fo:break-before="auto" style:column-width="1.0327in"/>
    </style:style>
    <style:style style:name="co53" style:family="table-column">
      <style:table-column-properties fo:break-before="auto" style:column-width="1.0965in"/>
    </style:style>
    <style:style style:name="co54" style:family="table-column">
      <style:table-column-properties fo:break-before="auto" style:column-width="2.0937in"/>
    </style:style>
    <style:style style:name="co55" style:family="table-column">
      <style:table-column-properties fo:break-before="auto" style:column-width="1.7508in"/>
    </style:style>
    <style:style style:name="co56" style:family="table-column">
      <style:table-column-properties fo:break-before="auto" style:column-width="2.3618in"/>
    </style:style>
    <style:style style:name="co57" style:family="table-column">
      <style:table-column-properties fo:break-before="auto" style:column-width="2.0189in"/>
    </style:style>
    <style:style style:name="co58" style:family="table-column">
      <style:table-column-properties fo:break-before="auto" style:column-width="0.7319in"/>
    </style:style>
    <style:style style:name="co59" style:family="table-column">
      <style:table-column-properties fo:break-before="auto" style:column-width="1.8154in"/>
    </style:style>
    <style:style style:name="co60" style:family="table-column">
      <style:table-column-properties fo:break-before="auto" style:column-width="2.372in"/>
    </style:style>
    <style:style style:name="co61" style:family="table-column">
      <style:table-column-properties fo:break-before="auto" style:column-width="2.0291in"/>
    </style:style>
    <style:style style:name="co6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2_With-tt-stats-tt-revertet-time-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36"/>
        </table:table-row>
      </table:table>
      <table:table table:name="21_With-tt-stats" table:style-name="ta1">
        <table:table-column table:style-name="co20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osition_name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normal_search_positions_generated</text:p>
          </table:table-cell>
          <table:table-cell office:value-type="string" calcext:value-type="string">
            <text:p>q_search_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stand_pat_cutoffs</text:p>
          </table:table-cell>
          <table:table-cell office:value-type="string" calcext:value-type="string">
            <text:p>normal_search_cutoffs</text:p>
          </table:table-cell>
          <table:table-cell office:value-type="string" calcext:value-type="string">
            <text:p>q_search_cutoffs</text:p>
          </table:table-cell>
          <table:table-cell office:value-type="string" calcext:value-type="string">
            <text:p>normal_search_best_move_first_count</text:p>
          </table:table-cell>
          <table:table-cell office:value-type="string" calcext:value-type="string">
            <text:p>q_search_best_move_first_count</text:p>
          </table:table-cell>
          <table:table-cell office:value-type="string" calcext:value-type="string">
            <text:p>normal_search_nodes_with_best_move</text:p>
          </table:table-cell>
          <table:table-cell office:value-type="string" calcext:value-type="string">
            <text:p>q_search_nodes_with_best_move</text:p>
          </table:table-cell>
          <table:table-cell office:value-type="string" calcext:value-type="string">
            <text:p>normal_search_sum_of_cutoff_indices</text:p>
          </table:table-cell>
          <table:table-cell office:value-type="string" calcext:value-type="string">
            <text:p>q_search_sum_of_cutoff_indices</text:p>
          </table:table-cell>
          <table:table-cell office:value-type="string" calcext:value-type="string">
            <text:p>normal_search_tt_probes</text:p>
          </table:table-cell>
          <table:table-cell office:value-type="string" calcext:value-type="string">
            <text:p>normal_search_tt_hits</text:p>
          </table:table-cell>
          <table:table-cell office:value-type="string" calcext:value-type="string">
            <text:p>normal_search_tt_cutoffs</text:p>
          </table:table-cell>
          <table:table-cell office:value-type="string" calcext:value-type="string">
            <text:p>q_search_tt_probes</text:p>
          </table:table-cell>
          <table:table-cell office:value-type="string" calcext:value-type="string">
            <text:p>q_search_tt_hits</text:p>
          </table:table-cell>
          <table:table-cell office:value-type="string" calcext:value-type="string">
            <text:p>q_search_tt_cutoff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normal_search_move_gen_time</text:p>
          </table:table-cell>
          <table:table-cell office:value-type="string" calcext:value-type="string">
            <text:p>q_search_move_gen_time</text:p>
          </table:table-cell>
          <table:table-cell office:value-type="string" calcext:value-type="string">
            <text:p>normal_search_move_ordering_time</text:p>
          </table:table-cell>
          <table:table-cell office:value-type="string" calcext:value-type="string">
            <text:p>q_search_move_ordering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avg_normal_search_cutoff_index</text:p>
          </table:table-cell>
          <table:table-cell office:value-type="string" calcext:value-type="string">
            <text:p>avg_q_search_cutoff_index</text:p>
          </table:table-cell>
          <table:table-cell office:value-type="string" calcext:value-type="string">
            <text:p>normal_search_best_move_first_pct</text:p>
          </table:table-cell>
          <table:table-cell office:value-type="string" calcext:value-type="string">
            <text:p>q_search_best_move_first_pct</text:p>
          </table:table-cell>
          <table:table-cell office:value-type="string" calcext:value-type="string">
            <text:p>stand_pat_cutoff_pct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496" calcext:value-type="float">
            <text:p>0.079496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0" calcext:value-type="float">
            <text:p>0</text:p>
          </table:table-cell>
          <table:table-cell office:value-type="float" office:value="0.005283" calcext:value-type="float">
            <text:p>0.005283</text:p>
          </table:table-cell>
          <table:table-cell office:value-type="float" office:value="0" calcext:value-type="float">
            <text:p>0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41135" calcext:value-type="float">
            <text:p>0.411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420" calcext:value-type="float">
            <text:p>420</text:p>
          </table:table-cell>
          <table:table-cell office:value-type="float" office:value="1486" calcext:value-type="float">
            <text:p>1486</text:p>
          </table:table-cell>
          <table:table-cell office:value-type="float" office:value="21" calcext:value-type="float">
            <text:p>21</text:p>
          </table:table-cell>
          <table:table-cell office:value-type="float" office:value="181" calcext:value-type="float">
            <text:p>181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041" calcext:value-type="float">
            <text:p>0.123041</text:p>
          </table:table-cell>
          <table:table-cell office:value-type="float" office:value="0.081044" calcext:value-type="float">
            <text:p>0.081044</text:p>
          </table:table-cell>
          <table:table-cell office:value-type="float" office:value="0.115436" calcext:value-type="float">
            <text:p>0.115436</text:p>
          </table:table-cell>
          <table:table-cell office:value-type="float" office:value="0.01751" calcext:value-type="float">
            <text:p>0.01751</text:p>
          </table:table-cell>
          <table:table-cell office:value-type="float" office:value="0.069584" calcext:value-type="float">
            <text:p>0.069584</text:p>
          </table:table-cell>
          <table:table-cell office:value-type="float" office:value="0.167102" calcext:value-type="float">
            <text:p>0.167102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8403" calcext:value-type="float">
            <text:p>0.8403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651933701657459" calcext:value-type="float">
            <text:p>0.651933701657459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3166" calcext:value-type="float">
            <text:p>3166</text:p>
          </table:table-cell>
          <table:table-cell office:value-type="float" office:value="7438" calcext:value-type="float">
            <text:p>7438</text:p>
          </table:table-cell>
          <table:table-cell office:value-type="float" office:value="139" calcext:value-type="float">
            <text:p>139</text:p>
          </table:table-cell>
          <table:table-cell office:value-type="float" office:value="1597" calcext:value-type="float">
            <text:p>1597</text:p>
          </table:table-cell>
          <table:table-cell office:value-type="float" office:value="1268" calcext:value-type="float">
            <text:p>1268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683" calcext:value-type="float">
            <text:p>683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599883" calcext:value-type="float">
            <text:p>0.599883</text:p>
          </table:table-cell>
          <table:table-cell office:value-type="float" office:value="0.434605" calcext:value-type="float">
            <text:p>0.434605</text:p>
          </table:table-cell>
          <table:table-cell office:value-type="float" office:value="0.602769" calcext:value-type="float">
            <text:p>0.602769</text:p>
          </table:table-cell>
          <table:table-cell office:value-type="float" office:value="0.090338" calcext:value-type="float">
            <text:p>0.090338</text:p>
          </table:table-cell>
          <table:table-cell office:value-type="float" office:value="0.259082" calcext:value-type="float">
            <text:p>0.259082</text:p>
          </table:table-cell>
          <table:table-cell office:value-type="float" office:value="0.5706" calcext:value-type="float">
            <text:p>0.5706</text:p>
          </table:table-cell>
          <table:table-cell office:value-type="float" office:value="0.039662" calcext:value-type="float">
            <text:p>0.039662</text:p>
          </table:table-cell>
          <table:table-cell office:value-type="float" office:value="3.284714" calcext:value-type="float">
            <text:p>3.284714</text:p>
          </table:table-cell>
          <table:table-cell office:value-type="float" office:value="7.11458333333333" calcext:value-type="float">
            <text:p>7.11458333333333</text:p>
          </table:table-cell>
          <table:table-cell office:value-type="float" office:value="1.05714285714286" calcext:value-type="float">
            <text:p>1.05714285714286</text:p>
          </table:table-cell>
          <table:table-cell office:value-type="float" office:value="0.270491803278689" calcext:value-type="float">
            <text:p>0.270491803278689</text:p>
          </table:table-cell>
          <table:table-cell office:value-type="float" office:value="0.948717948717949" calcext:value-type="float">
            <text:p>0.948717948717949</text:p>
          </table:table-cell>
          <table:table-cell office:value-type="float" office:value="0.793988728866625" calcext:value-type="float">
            <text:p>0.793988728866625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30662" calcext:value-type="float">
            <text:p>30662</text:p>
          </table:table-cell>
          <table:table-cell office:value-type="float" office:value="124406" calcext:value-type="float">
            <text:p>124406</text:p>
          </table:table-cell>
          <table:table-cell office:value-type="float" office:value="1558" calcext:value-type="float">
            <text:p>1558</text:p>
          </table:table-cell>
          <table:table-cell office:value-type="float" office:value="13106" calcext:value-type="float">
            <text:p>13106</text:p>
          </table:table-cell>
          <table:table-cell office:value-type="float" office:value="8219" calcext:value-type="float">
            <text:p>8219</text:p>
          </table:table-cell>
          <table:table-cell office:value-type="float" office:value="1059" calcext:value-type="float">
            <text:p>1059</text:p>
          </table:table-cell>
          <table:table-cell office:value-type="float" office:value="1334" calcext:value-type="float">
            <text:p>1334</text:p>
          </table:table-cell>
          <table:table-cell office:value-type="float" office:value="290" calcext:value-type="float">
            <text:p>290</text:p>
          </table:table-cell>
          <table:table-cell office:value-type="float" office:value="1420" calcext:value-type="float">
            <text:p>1420</text:p>
          </table:table-cell>
          <table:table-cell office:value-type="float" office:value="1218" calcext:value-type="float">
            <text:p>1218</text:p>
          </table:table-cell>
          <table:table-cell office:value-type="float" office:value="1510" calcext:value-type="float">
            <text:p>1510</text:p>
          </table:table-cell>
          <table:table-cell office:value-type="float" office:value="6393" calcext:value-type="float">
            <text:p>6393</text:p>
          </table:table-cell>
          <table:table-cell office:value-type="float" office:value="1428" calcext:value-type="float">
            <text:p>1428</text:p>
          </table:table-cell>
          <table:table-cell office:value-type="float" office:value="1557" calcext:value-type="float">
            <text:p>1557</text:p>
          </table:table-cell>
          <table:table-cell office:value-type="float" office:value="343" calcext:value-type="float">
            <text:p>343</text:p>
          </table:table-cell>
          <table:table-cell office:value-type="float" office:value="239" calcext:value-type="float">
            <text:p>239</text:p>
          </table:table-cell>
          <table:table-cell office:value-type="float" office:value="4887" calcext:value-type="float">
            <text:p>4887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3.298879" calcext:value-type="float">
            <text:p>3.298879</text:p>
          </table:table-cell>
          <table:table-cell office:value-type="float" office:value="4.838512" calcext:value-type="float">
            <text:p>4.838512</text:p>
          </table:table-cell>
          <table:table-cell office:value-type="float" office:value="3.817596" calcext:value-type="float">
            <text:p>3.817596</text:p>
          </table:table-cell>
          <table:table-cell office:value-type="float" office:value="0.87258" calcext:value-type="float">
            <text:p>0.87258</text:p>
          </table:table-cell>
          <table:table-cell office:value-type="float" office:value="3.49782" calcext:value-type="float">
            <text:p>3.49782</text:p>
          </table:table-cell>
          <table:table-cell office:value-type="float" office:value="2.82876" calcext:value-type="float">
            <text:p>2.82876</text:p>
          </table:table-cell>
          <table:table-cell office:value-type="float" office:value="0.514524" calcext:value-type="float">
            <text:p>0.514524</text:p>
          </table:table-cell>
          <table:table-cell office:value-type="float" office:value="24" calcext:value-type="float">
            <text:p>24</text:p>
          </table:table-cell>
          <table:table-cell office:value-type="float" office:value="6.03682719546742" calcext:value-type="float">
            <text:p>6.03682719546742</text:p>
          </table:table-cell>
          <table:table-cell office:value-type="float" office:value="1.07046476761619" calcext:value-type="float">
            <text:p>1.07046476761619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940397350993378" calcext:value-type="float">
            <text:p>0.940397350993378</text:p>
          </table:table-cell>
          <table:table-cell office:value-type="float" office:value="0.62711735083168" calcext:value-type="float">
            <text:p>0.62711735083168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288617" calcext:value-type="float">
            <text:p>288617</text:p>
          </table:table-cell>
          <table:table-cell office:value-type="float" office:value="845260" calcext:value-type="float">
            <text:p>845260</text:p>
          </table:table-cell>
          <table:table-cell office:value-type="float" office:value="12934" calcext:value-type="float">
            <text:p>12934</text:p>
          </table:table-cell>
          <table:table-cell office:value-type="float" office:value="113728" calcext:value-type="float">
            <text:p>113728</text:p>
          </table:table-cell>
          <table:table-cell office:value-type="float" office:value="79983" calcext:value-type="float">
            <text:p>79983</text:p>
          </table:table-cell>
          <table:table-cell office:value-type="float" office:value="8702" calcext:value-type="float">
            <text:p>8702</text:p>
          </table:table-cell>
          <table:table-cell office:value-type="float" office:value="9333" calcext:value-type="float">
            <text:p>9333</text:p>
          </table:table-cell>
          <table:table-cell office:value-type="float" office:value="2772" calcext:value-type="float">
            <text:p>2772</text:p>
          </table:table-cell>
          <table:table-cell office:value-type="float" office:value="10924" calcext:value-type="float">
            <text:p>10924</text:p>
          </table:table-cell>
          <table:table-cell office:value-type="float" office:value="9793" calcext:value-type="float">
            <text:p>9793</text:p>
          </table:table-cell>
          <table:table-cell office:value-type="float" office:value="11817" calcext:value-type="float">
            <text:p>11817</text:p>
          </table:table-cell>
          <table:table-cell office:value-type="float" office:value="51333" calcext:value-type="float">
            <text:p>51333</text:p>
          </table:table-cell>
          <table:table-cell office:value-type="float" office:value="10214" calcext:value-type="float">
            <text:p>10214</text:p>
          </table:table-cell>
          <table:table-cell office:value-type="float" office:value="12933" calcext:value-type="float">
            <text:p>12933</text:p>
          </table:table-cell>
          <table:table-cell office:value-type="float" office:value="4255" calcext:value-type="float">
            <text:p>4255</text:p>
          </table:table-cell>
          <table:table-cell office:value-type="float" office:value="1927" calcext:value-type="float">
            <text:p>1927</text:p>
          </table:table-cell>
          <table:table-cell office:value-type="float" office:value="33745" calcext:value-type="float">
            <text:p>33745</text:p>
          </table:table-cell>
          <table:table-cell office:value-type="float" office:value="2329" calcext:value-type="float">
            <text:p>2329</text:p>
          </table:table-cell>
          <table:table-cell office:value-type="float" office:value="3947" calcext:value-type="float">
            <text:p>394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.27147" calcext:value-type="float">
            <text:p>4.27147</text:p>
          </table:table-cell>
          <table:table-cell office:value-type="float" office:value="150" calcext:value-type="float">
            <text:p>150</text:p>
          </table:table-cell>
          <table:table-cell office:value-type="float" office:value="5.8989887382211" calcext:value-type="float">
            <text:p>5.8989887382211</text:p>
          </table:table-cell>
          <table:table-cell office:value-type="float" office:value="1.09439622843673" calcext:value-type="float">
            <text:p>1.09439622843673</text:p>
          </table:table-cell>
          <table:table-cell office:value-type="float" office:value="0.283059328091494" calcext:value-type="float">
            <text:p>0.283059328091494</text:p>
          </table:table-cell>
          <table:table-cell office:value-type="float" office:value="0.924430904628924" calcext:value-type="float">
            <text:p>0.924430904628924</text:p>
          </table:table-cell>
          <table:table-cell office:value-type="float" office:value="0.703283272369162" calcext:value-type="float">
            <text:p>0.703283272369162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1759225" calcext:value-type="float">
            <text:p>1759225</text:p>
          </table:table-cell>
          <table:table-cell office:value-type="float" office:value="7850030" calcext:value-type="float">
            <text:p>7850030</text:p>
          </table:table-cell>
          <table:table-cell office:value-type="float" office:value="82213" calcext:value-type="float">
            <text:p>82213</text:p>
          </table:table-cell>
          <table:table-cell office:value-type="float" office:value="686054" calcext:value-type="float">
            <text:p>686054</text:p>
          </table:table-cell>
          <table:table-cell office:value-type="float" office:value="391184" calcext:value-type="float">
            <text:p>391184</text:p>
          </table:table-cell>
          <table:table-cell office:value-type="float" office:value="56695" calcext:value-type="float">
            <text:p>56695</text:p>
          </table:table-cell>
          <table:table-cell office:value-type="float" office:value="101756" calcext:value-type="float">
            <text:p>101756</text:p>
          </table:table-cell>
          <table:table-cell office:value-type="float" office:value="18345" calcext:value-type="float">
            <text:p>18345</text:p>
          </table:table-cell>
          <table:table-cell office:value-type="float" office:value="123000" calcext:value-type="float">
            <text:p>123000</text:p>
          </table:table-cell>
          <table:table-cell office:value-type="float" office:value="60076" calcext:value-type="float">
            <text:p>60076</text:p>
          </table:table-cell>
          <table:table-cell office:value-type="float" office:value="139051" calcext:value-type="float">
            <text:p>139051</text:p>
          </table:table-cell>
          <table:table-cell office:value-type="float" office:value="308459" calcext:value-type="float">
            <text:p>308459</text:p>
          </table:table-cell>
          <table:table-cell office:value-type="float" office:value="116811" calcext:value-type="float">
            <text:p>116811</text:p>
          </table:table-cell>
          <table:table-cell office:value-type="float" office:value="82212" calcext:value-type="float">
            <text:p>82212</text:p>
          </table:table-cell>
          <table:table-cell office:value-type="float" office:value="27041" calcext:value-type="float">
            <text:p>27041</text:p>
          </table:table-cell>
          <table:table-cell office:value-type="float" office:value="16001" calcext:value-type="float">
            <text:p>16001</text:p>
          </table:table-cell>
          <table:table-cell office:value-type="float" office:value="294816" calcext:value-type="float">
            <text:p>294816</text:p>
          </table:table-cell>
          <table:table-cell office:value-type="float" office:value="21969" calcext:value-type="float">
            <text:p>21969</text:p>
          </table:table-cell>
          <table:table-cell office:value-type="float" office:value="33627" calcext:value-type="float">
            <text:p>33627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office:value-type="float" office:value="915" calcext:value-type="float">
            <text:p>915</text:p>
          </table:table-cell>
          <table:table-cell office:value-type="float" office:value="5.44067378075668" calcext:value-type="float">
            <text:p>5.44067378075668</text:p>
          </table:table-cell>
          <table:table-cell office:value-type="float" office:value="1.14795196352058" calcext:value-type="float">
            <text:p>1.14795196352058</text:p>
          </table:table-cell>
          <table:table-cell office:value-type="float" office:value="0.305363206604967" calcext:value-type="float">
            <text:p>0.305363206604967</text:p>
          </table:table-cell>
          <table:table-cell office:value-type="float" office:value="0.884567532775744" calcext:value-type="float">
            <text:p>0.884567532775744</text:p>
          </table:table-cell>
          <table:table-cell office:value-type="float" office:value="0.570194182965189" calcext:value-type="float">
            <text:p>0.570194182965189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16268545" calcext:value-type="float">
            <text:p>16268545</text:p>
          </table:table-cell>
          <table:table-cell office:value-type="float" office:value="56965116" calcext:value-type="float">
            <text:p>56965116</text:p>
          </table:table-cell>
          <table:table-cell office:value-type="float" office:value="709557" calcext:value-type="float">
            <text:p>709557</text:p>
          </table:table-cell>
          <table:table-cell office:value-type="float" office:value="6091130" calcext:value-type="float">
            <text:p>6091130</text:p>
          </table:table-cell>
          <table:table-cell office:value-type="float" office:value="3923636" calcext:value-type="float">
            <text:p>3923636</text:p>
          </table:table-cell>
          <table:table-cell office:value-type="float" office:value="473090" calcext:value-type="float">
            <text:p>473090</text:p>
          </table:table-cell>
          <table:table-cell office:value-type="float" office:value="766967" calcext:value-type="float">
            <text:p>766967</text:p>
          </table:table-cell>
          <table:table-cell office:value-type="float" office:value="180069" calcext:value-type="float">
            <text:p>180069</text:p>
          </table:table-cell>
          <table:table-cell office:value-type="float" office:value="959631" calcext:value-type="float">
            <text:p>959631</text:p>
          </table:table-cell>
          <table:table-cell office:value-type="float" office:value="499949" calcext:value-type="float">
            <text:p>499949</text:p>
          </table:table-cell>
          <table:table-cell office:value-type="float" office:value="1097107" calcext:value-type="float">
            <text:p>1097107</text:p>
          </table:table-cell>
          <table:table-cell office:value-type="float" office:value="2492095" calcext:value-type="float">
            <text:p>2492095</text:p>
          </table:table-cell>
          <table:table-cell office:value-type="float" office:value="892598" calcext:value-type="float">
            <text:p>892598</text:p>
          </table:table-cell>
          <table:table-cell office:value-type="float" office:value="709555" calcext:value-type="float">
            <text:p>709555</text:p>
          </table:table-cell>
          <table:table-cell office:value-type="float" office:value="210119" calcext:value-type="float">
            <text:p>210119</text:p>
          </table:table-cell>
          <table:table-cell office:value-type="float" office:value="138691" calcext:value-type="float">
            <text:p>138691</text:p>
          </table:table-cell>
          <table:table-cell office:value-type="float" office:value="2167121" calcext:value-type="float">
            <text:p>2167121</text:p>
          </table:table-cell>
          <table:table-cell office:value-type="float" office:value="170308" calcext:value-type="float">
            <text:p>170308</text:p>
          </table:table-cell>
          <table:table-cell office:value-type="float" office:value="272916" calcext:value-type="float">
            <text:p>272916</text:p>
          </table:table-cell>
          <table:table-cell office:value-type="float" office:value="598" calcext:value-type="float">
            <text:p>598</text:p>
          </table:table-cell>
          <table:table-cell office:value-type="float" office:value="895" calcext:value-type="float">
            <text:p>895</text:p>
          </table:table-cell>
          <table:table-cell office:value-type="float" office:value="1458" calcext:value-type="float">
            <text:p>1458</text:p>
          </table:table-cell>
          <table:table-cell office:value-type="float" office:value="373" calcext:value-type="float">
            <text:p>373</text:p>
          </table:table-cell>
          <table:table-cell office:value-type="float" office:value="1379" calcext:value-type="float">
            <text:p>1379</text:p>
          </table:table-cell>
          <table:table-cell office:value-type="float" office:value="1525" calcext:value-type="float">
            <text:p>1525</text:p>
          </table:table-cell>
          <table:table-cell office:value-type="float" office:value="364" calcext:value-type="float">
            <text:p>364</text:p>
          </table:table-cell>
          <table:table-cell office:value-type="float" office:value="8389" calcext:value-type="float">
            <text:p>8389</text:p>
          </table:table-cell>
          <table:table-cell office:value-type="float" office:value="5.26769747828109" calcext:value-type="float">
            <text:p>5.26769747828109</text:p>
          </table:table-cell>
          <table:table-cell office:value-type="float" office:value="1.16380235394743" calcext:value-type="float">
            <text:p>1.16380235394743</text:p>
          </table:table-cell>
          <table:table-cell office:value-type="float" office:value="0.360174737823258" calcext:value-type="float">
            <text:p>0.360174737823258</text:p>
          </table:table-cell>
          <table:table-cell office:value-type="float" office:value="0.874692258822521" calcext:value-type="float">
            <text:p>0.874692258822521</text:p>
          </table:table-cell>
          <table:table-cell office:value-type="float" office:value="0.644155682114813" calcext:value-type="float">
            <text:p>0.644155682114813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135578258" calcext:value-type="float">
            <text:p>135578258</text:p>
          </table:table-cell>
          <table:table-cell office:value-type="float" office:value="748755884" calcext:value-type="float">
            <text:p>748755884</text:p>
          </table:table-cell>
          <table:table-cell office:value-type="float" office:value="6549392" calcext:value-type="float">
            <text:p>6549392</text:p>
          </table:table-cell>
          <table:table-cell office:value-type="float" office:value="56115775" calcext:value-type="float">
            <text:p>56115775</text:p>
          </table:table-cell>
          <table:table-cell office:value-type="float" office:value="28741411" calcext:value-type="float">
            <text:p>28741411</text:p>
          </table:table-cell>
          <table:table-cell office:value-type="float" office:value="4288630" calcext:value-type="float">
            <text:p>4288630</text:p>
          </table:table-cell>
          <table:table-cell office:value-type="float" office:value="10791499" calcext:value-type="float">
            <text:p>10791499</text:p>
          </table:table-cell>
          <table:table-cell office:value-type="float" office:value="1578726" calcext:value-type="float">
            <text:p>1578726</text:p>
          </table:table-cell>
          <table:table-cell office:value-type="float" office:value="13422635" calcext:value-type="float">
            <text:p>13422635</text:p>
          </table:table-cell>
          <table:table-cell office:value-type="float" office:value="4402124" calcext:value-type="float">
            <text:p>4402124</text:p>
          </table:table-cell>
          <table:table-cell office:value-type="float" office:value="15966242" calcext:value-type="float">
            <text:p>15966242</text:p>
          </table:table-cell>
          <table:table-cell office:value-type="float" office:value="20085889" calcext:value-type="float">
            <text:p>20085889</text:p>
          </table:table-cell>
          <table:table-cell office:value-type="float" office:value="13168316" calcext:value-type="float">
            <text:p>13168316</text:p>
          </table:table-cell>
          <table:table-cell office:value-type="float" office:value="6549185" calcext:value-type="float">
            <text:p>6549185</text:p>
          </table:table-cell>
          <table:table-cell office:value-type="float" office:value="1875987" calcext:value-type="float">
            <text:p>1875987</text:p>
          </table:table-cell>
          <table:table-cell office:value-type="float" office:value="1613153" calcext:value-type="float">
            <text:p>1613153</text:p>
          </table:table-cell>
          <table:table-cell office:value-type="float" office:value="27366436" calcext:value-type="float">
            <text:p>27366436</text:p>
          </table:table-cell>
          <table:table-cell office:value-type="float" office:value="2024652" calcext:value-type="float">
            <text:p>2024652</text:p>
          </table:table-cell>
          <table:table-cell office:value-type="float" office:value="2869074" calcext:value-type="float">
            <text:p>2869074</text:p>
          </table:table-cell>
          <table:table-cell office:value-type="float" office:value="4456" calcext:value-type="float">
            <text:p>4456</text:p>
          </table:table-cell>
          <table:table-cell office:value-type="float" office:value="9216" calcext:value-type="float">
            <text:p>9216</text:p>
          </table:table-cell>
          <table:table-cell office:value-type="float" office:value="13742" calcext:value-type="float">
            <text:p>13742</text:p>
          </table:table-cell>
          <table:table-cell office:value-type="float" office:value="3356" calcext:value-type="float">
            <text:p>3356</text:p>
          </table:table-cell>
          <table:table-cell office:value-type="float" office:value="17801" calcext:value-type="float">
            <text:p>17801</text:p>
          </table:table-cell>
          <table:table-cell office:value-type="float" office:value="12614" calcext:value-type="float">
            <text:p>12614</text:p>
          </table:table-cell>
          <table:table-cell office:value-type="float" office:value="5413" calcext:value-type="float">
            <text:p>5413</text:p>
          </table:table-cell>
          <table:table-cell office:value-type="float" office:value="83222" calcext:value-type="float">
            <text:p>83222</text:p>
          </table:table-cell>
          <table:table-cell office:value-type="float" office:value="4.68352107782672" calcext:value-type="float">
            <text:p>4.68352107782672</text:p>
          </table:table-cell>
          <table:table-cell office:value-type="float" office:value="1.22024901267192" calcext:value-type="float">
            <text:p>1.22024901267192</text:p>
          </table:table-cell>
          <table:table-cell office:value-type="float" office:value="0.358628244002214" calcext:value-type="float">
            <text:p>0.358628244002214</text:p>
          </table:table-cell>
          <table:table-cell office:value-type="float" office:value="0.840688435011821" calcext:value-type="float">
            <text:p>0.840688435011821</text:p>
          </table:table-cell>
          <table:table-cell office:value-type="float" office:value="0.512180594494151" calcext:value-type="float">
            <text:p>0.512180594494151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42" calcext:value-type="float">
            <text:p>42</text:p>
          </table:table-cell>
          <table:table-cell office:value-type="float" office:value="14546" calcext:value-type="float">
            <text:p>14546</text:p>
          </table:table-cell>
          <table:table-cell office:value-type="float" office:value="1" calcext:value-type="float">
            <text:p>1</text:p>
          </table:table-cell>
          <table:table-cell office:value-type="float" office:value="869" calcext:value-type="float">
            <text:p>869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29692" calcext:value-type="float">
            <text:p>0.029692</text:p>
          </table:table-cell>
          <table:table-cell office:value-type="float" office:value="1.070625" calcext:value-type="float">
            <text:p>1.070625</text:p>
          </table:table-cell>
          <table:table-cell office:value-type="float" office:value="0.231105" calcext:value-type="float">
            <text:p>0.231105</text:p>
          </table:table-cell>
          <table:table-cell office:value-type="float" office:value="0" calcext:value-type="float">
            <text:p>0</text:p>
          </table:table-cell>
          <table:table-cell office:value-type="float" office:value="0.354365" calcext:value-type="float">
            <text:p>0.354365</text:p>
          </table:table-cell>
          <table:table-cell office:value-type="float" office:value="0" calcext:value-type="float">
            <text:p>0</text:p>
          </table:table-cell>
          <table:table-cell office:value-type="float" office:value="0.391837" calcext:value-type="float">
            <text:p>0.391837</text:p>
          </table:table-cell>
          <table:table-cell office:value-type="float" office:value="2.427793" calcext:value-type="float">
            <text:p>2.427793</text:p>
          </table:table-cell>
          <table:table-cell office:value-type="float" office:value="0" calcext:value-type="float">
            <text:p>0</text:p>
          </table:table-cell>
          <table:table-cell office:value-type="float" office:value="1.51339285714286" calcext:value-type="float">
            <text:p>1.51339285714286</text:p>
          </table:table-cell>
          <table:table-cell office:value-type="float" office:value="0" calcext:value-type="float">
            <text:p>0</text:p>
          </table:table-cell>
          <table:table-cell office:value-type="float" office:value="0.680387409200969" calcext:value-type="float">
            <text:p>0.680387409200969</text:p>
          </table:table-cell>
          <table:table-cell office:value-type="float" office:value="0.468354430379747" calcext:value-type="float">
            <text:p>0.468354430379747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1558" calcext:value-type="float">
            <text:p>1558</text:p>
          </table:table-cell>
          <table:table-cell office:value-type="float" office:value="154925" calcext:value-type="float">
            <text:p>154925</text:p>
          </table:table-cell>
          <table:table-cell office:value-type="float" office:value="43" calcext:value-type="float">
            <text:p>43</text:p>
          </table:table-cell>
          <table:table-cell office:value-type="float" office:value="9061" calcext:value-type="float">
            <text:p>9061</text:p>
          </table:table-cell>
          <table:table-cell office:value-type="float" office:value="4109" calcext:value-type="float">
            <text:p>4109</text:p>
          </table:table-cell>
          <table:table-cell office:value-type="float" office:value="37" calcext:value-type="float">
            <text:p>37</text:p>
          </table:table-cell>
          <table:table-cell office:value-type="float" office:value="2157" calcext:value-type="float">
            <text:p>2157</text:p>
          </table:table-cell>
          <table:table-cell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42" calcext:value-type="float">
            <text:p>42</text:p>
          </table:table-cell>
          <table:table-cell office:value-type="float" office:value="3994" calcext:value-type="float">
            <text:p>3994</text:p>
          </table:table-cell>
          <table:table-cell office:value-type="float" office:value="85" calcext:value-type="float">
            <text:p>85</text:p>
          </table:table-cell>
          <table:table-cell office:value-type="float" office:value="3057" calcext:value-type="float">
            <text:p>305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363" calcext:value-type="float">
            <text:p>363</text:p>
          </table:table-cell>
          <table:table-cell office:value-type="float" office:value="503" calcext:value-type="float">
            <text:p>503</text:p>
          </table:table-cell>
          <table:table-cell office:value-type="float" office:value="0.062052" calcext:value-type="float">
            <text:p>0.062052</text:p>
          </table:table-cell>
          <table:table-cell office:value-type="float" office:value="4.866621" calcext:value-type="float">
            <text:p>4.866621</text:p>
          </table:table-cell>
          <table:table-cell office:value-type="float" office:value="2.119272" calcext:value-type="float">
            <text:p>2.119272</text:p>
          </table:table-cell>
          <table:table-cell office:value-type="float" office:value="0.028691" calcext:value-type="float">
            <text:p>0.028691</text:p>
          </table:table-cell>
          <table:table-cell office:value-type="float" office:value="3.45354" calcext:value-type="float">
            <text:p>3.45354</text:p>
          </table:table-cell>
          <table:table-cell office:value-type="float" office:value="0.1919" calcext:value-type="float">
            <text:p>0.1919</text:p>
          </table:table-cell>
          <table:table-cell office:value-type="float" office:value="2.081459" calcext:value-type="float">
            <text:p>2.081459</text:p>
          </table:table-cell>
          <table:table-cell office:value-type="float" office:value="15" calcext:value-type="float">
            <text:p>15</text:p>
          </table:table-cell>
          <table:table-cell office:value-type="float" office:value="2.2972972972973" calcext:value-type="float">
            <text:p>2.2972972972973</text:p>
          </table:table-cell>
          <table:table-cell office:value-type="float" office:value="1.41724617524339" calcext:value-type="float">
            <text:p>1.41724617524339</text:p>
          </table:table-cell>
          <table:table-cell office:value-type="float" office:value="0.0476190476190476" calcext:value-type="float">
            <text:p>0.0476190476190476</text:p>
          </table:table-cell>
          <table:table-cell office:value-type="float" office:value="0.694792188282424" calcext:value-type="float">
            <text:p>0.694792188282424</text:p>
          </table:table-cell>
          <table:table-cell office:value-type="float" office:value="0.453481955634036" calcext:value-type="float">
            <text:p>0.453481955634036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9288" calcext:value-type="float">
            <text:p>9288</text:p>
          </table:table-cell>
          <table:table-cell office:value-type="float" office:value="118349" calcext:value-type="float">
            <text:p>118349</text:p>
          </table:table-cell>
          <table:table-cell office:value-type="float" office:value="244" calcext:value-type="float">
            <text:p>244</text:p>
          </table:table-cell>
          <table:table-cell office:value-type="float" office:value="9842" calcext:value-type="float">
            <text:p>9842</text:p>
          </table:table-cell>
          <table:table-cell office:value-type="float" office:value="6065" calcext:value-type="float">
            <text:p>6065</text:p>
          </table:table-cell>
          <table:table-cell office:value-type="float" office:value="148" calcext:value-type="float">
            <text:p>148</text:p>
          </table:table-cell>
          <table:table-cell office:value-type="float" office:value="1596" calcext:value-type="float">
            <text:p>1596</text:p>
          </table:table-cell>
          <table:table-cell office:value-type="float" office:value="52" calcext:value-type="float">
            <text:p>52</text:p>
          </table:table-cell>
          <table:table-cell office:value-type="float" office:value="2019" calcext:value-type="float">
            <text:p>2019</text:p>
          </table:table-cell>
          <table:table-cell office:value-type="float" office:value="204" calcext:value-type="float">
            <text:p>204</text:p>
          </table:table-cell>
          <table:table-cell office:value-type="float" office:value="2992" calcext:value-type="float">
            <text:p>2992</text:p>
          </table:table-cell>
          <table:table-cell office:value-type="float" office:value="430" calcext:value-type="float">
            <text:p>430</text:p>
          </table:table-cell>
          <table:table-cell office:value-type="float" office:value="2404" calcext:value-type="float">
            <text:p>2404</text:p>
          </table:table-cell>
          <table:table-cell office:value-type="float" office:value="243" calcext:value-type="float">
            <text:p>243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  <table:table-cell office:value-type="float" office:value="392" calcext:value-type="float">
            <text:p>392</text:p>
          </table:table-cell>
          <table:table-cell office:value-type="float" office:value="627" calcext:value-type="float">
            <text:p>627</text:p>
          </table:table-cell>
          <table:table-cell office:value-type="float" office:value="0.511001" calcext:value-type="float">
            <text:p>0.511001</text:p>
          </table:table-cell>
          <table:table-cell office:value-type="float" office:value="2.246688" calcext:value-type="float">
            <text:p>2.246688</text:p>
          </table:table-cell>
          <table:table-cell office:value-type="float" office:value="2.459295" calcext:value-type="float">
            <text:p>2.459295</text:p>
          </table:table-cell>
          <table:table-cell office:value-type="float" office:value="0.165823" calcext:value-type="float">
            <text:p>0.165823</text:p>
          </table:table-cell>
          <table:table-cell office:value-type="float" office:value="2.882449" calcext:value-type="float">
            <text:p>2.882449</text:p>
          </table:table-cell>
          <table:table-cell office:value-type="float" office:value="0.984875" calcext:value-type="float">
            <text:p>0.984875</text:p>
          </table:table-cell>
          <table:table-cell office:value-type="float" office:value="1.578393" calcext:value-type="float">
            <text:p>1.578393</text:p>
          </table:table-cell>
          <table:table-cell office:value-type="float" office:value="13" calcext:value-type="float">
            <text:p>13</text:p>
          </table:table-cell>
          <table:table-cell office:value-type="float" office:value="2.90540540540541" calcext:value-type="float">
            <text:p>2.90540540540541</text:p>
          </table:table-cell>
          <table:table-cell office:value-type="float" office:value="1.5062656641604" calcext:value-type="float">
            <text:p>1.5062656641604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0.674799465240642" calcext:value-type="float">
            <text:p>0.674799465240642</text:p>
          </table:table-cell>
          <table:table-cell office:value-type="float" office:value="0.616236537289169" calcext:value-type="float">
            <text:p>0.616236537289169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132456" calcext:value-type="float">
            <text:p>132456</text:p>
          </table:table-cell>
          <table:table-cell office:value-type="float" office:value="2911305" calcext:value-type="float">
            <text:p>2911305</text:p>
          </table:table-cell>
          <table:table-cell office:value-type="float" office:value="4291" calcext:value-type="float">
            <text:p>4291</text:p>
          </table:table-cell>
          <table:table-cell office:value-type="float" office:value="185516" calcext:value-type="float">
            <text:p>185516</text:p>
          </table:table-cell>
          <table:table-cell office:value-type="float" office:value="86663" calcext:value-type="float">
            <text:p>86663</text:p>
          </table:table-cell>
          <table:table-cell office:value-type="float" office:value="3005" calcext:value-type="float">
            <text:p>3005</text:p>
          </table:table-cell>
          <table:table-cell office:value-type="float" office:value="42528" calcext:value-type="float">
            <text:p>42528</text:p>
          </table:table-cell>
          <table:table-cell office:value-type="float" office:value="1513" calcext:value-type="float">
            <text:p>1513</text:p>
          </table:table-cell>
          <table:table-cell office:value-type="float" office:value="57908" calcext:value-type="float">
            <text:p>57908</text:p>
          </table:table-cell>
          <table:table-cell office:value-type="float" office:value="3201" calcext:value-type="float">
            <text:p>3201</text:p>
          </table:table-cell>
          <table:table-cell office:value-type="float" office:value="78770" calcext:value-type="float">
            <text:p>78770</text:p>
          </table:table-cell>
          <table:table-cell office:value-type="float" office:value="8470" calcext:value-type="float">
            <text:p>8470</text:p>
          </table:table-cell>
          <table:table-cell office:value-type="float" office:value="58808" calcext:value-type="float">
            <text:p>58808</text:p>
          </table:table-cell>
          <table:table-cell office:value-type="float" office:value="4290" calcext:value-type="float">
            <text:p>4290</text:p>
          </table:table-cell>
          <table:table-cell office:value-type="float" office:value="1734" calcext:value-type="float">
            <text:p>1734</text:p>
          </table:table-cell>
          <table:table-cell office:value-type="float" office:value="943" calcext:value-type="float">
            <text:p>943</text:p>
          </table:table-cell>
          <table:table-cell office:value-type="float" office:value="98824" calcext:value-type="float">
            <text:p>98824</text:p>
          </table:table-cell>
          <table:table-cell office:value-type="float" office:value="5662" calcext:value-type="float">
            <text:p>5662</text:p>
          </table:table-cell>
          <table:table-cell office:value-type="float" office:value="8999" calcext:value-type="float">
            <text:p>8999</text:p>
          </table:table-cell>
          <table:table-cell office:value-type="float" office:value="2.592586" calcext:value-type="float">
            <text:p>2.59258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.536493" calcext:value-type="float">
            <text:p>2.536493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35" calcext:value-type="float">
            <text:p>235</text:p>
          </table:table-cell>
          <table:table-cell office:value-type="float" office:value="2.81863560732113" calcext:value-type="float">
            <text:p>2.81863560732113</text:p>
          </table:table-cell>
          <table:table-cell office:value-type="float" office:value="1.38280662151994" calcext:value-type="float">
            <text:p>1.38280662151994</text:p>
          </table:table-cell>
          <table:table-cell office:value-type="float" office:value="0.472664792252421" calcext:value-type="float">
            <text:p>0.472664792252421</text:p>
          </table:table-cell>
          <table:table-cell office:value-type="float" office:value="0.735152977021709" calcext:value-type="float">
            <text:p>0.735152977021709</text:p>
          </table:table-cell>
          <table:table-cell office:value-type="float" office:value="0.467145690937709" calcext:value-type="float">
            <text:p>0.467145690937709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642815" calcext:value-type="float">
            <text:p>642815</text:p>
          </table:table-cell>
          <table:table-cell office:value-type="float" office:value="7581619" calcext:value-type="float">
            <text:p>7581619</text:p>
          </table:table-cell>
          <table:table-cell office:value-type="float" office:value="19428" calcext:value-type="float">
            <text:p>19428</text:p>
          </table:table-cell>
          <table:table-cell office:value-type="float" office:value="609645" calcext:value-type="float">
            <text:p>609645</text:p>
          </table:table-cell>
          <table:table-cell office:value-type="float" office:value="359266" calcext:value-type="float">
            <text:p>359266</text:p>
          </table:table-cell>
          <table:table-cell office:value-type="float" office:value="12266" calcext:value-type="float">
            <text:p>12266</text:p>
          </table:table-cell>
          <table:table-cell office:value-type="float" office:value="107715" calcext:value-type="float">
            <text:p>107715</text:p>
          </table:table-cell>
          <table:table-cell office:value-type="float" office:value="7997" calcext:value-type="float">
            <text:p>7997</text:p>
          </table:table-cell>
          <table:table-cell office:value-type="float" office:value="143787" calcext:value-type="float">
            <text:p>143787</text:p>
          </table:table-cell>
          <table:table-cell office:value-type="float" office:value="14119" calcext:value-type="float">
            <text:p>14119</text:p>
          </table:table-cell>
          <table:table-cell office:value-type="float" office:value="203783" calcext:value-type="float">
            <text:p>203783</text:p>
          </table:table-cell>
          <table:table-cell office:value-type="float" office:value="45814" calcext:value-type="float">
            <text:p>45814</text:p>
          </table:table-cell>
          <table:table-cell office:value-type="float" office:value="151769" calcext:value-type="float">
            <text:p>151769</text:p>
          </table:table-cell>
          <table:table-cell office:value-type="float" office:value="19427" calcext:value-type="float">
            <text:p>19427</text:p>
          </table:table-cell>
          <table:table-cell office:value-type="float" office:value="9551" calcext:value-type="float">
            <text:p>9551</text:p>
          </table:table-cell>
          <table:table-cell office:value-type="float" office:value="2245" calcext:value-type="float">
            <text:p>2245</text:p>
          </table:table-cell>
          <table:table-cell office:value-type="float" office:value="250300" calcext:value-type="float">
            <text:p>250300</text:p>
          </table:table-cell>
          <table:table-cell office:value-type="float" office:value="19215" calcext:value-type="float">
            <text:p>19215</text:p>
          </table:table-cell>
          <table:table-cell office:value-type="float" office:value="37959" calcext:value-type="float">
            <text:p>37959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711" calcext:value-type="float">
            <text:p>711</text:p>
          </table:table-cell>
          <table:table-cell office:value-type="float" office:value="3.73503994782325" calcext:value-type="float">
            <text:p>3.73503994782325</text:p>
          </table:table-cell>
          <table:table-cell office:value-type="float" office:value="1.40898667780718" calcext:value-type="float">
            <text:p>1.40898667780718</text:p>
          </table:table-cell>
          <table:table-cell office:value-type="float" office:value="0.566399886677527" calcext:value-type="float">
            <text:p>0.566399886677527</text:p>
          </table:table-cell>
          <table:table-cell office:value-type="float" office:value="0.705588788073588" calcext:value-type="float">
            <text:p>0.705588788073588</text:p>
          </table:table-cell>
          <table:table-cell office:value-type="float" office:value="0.589303611117946" calcext:value-type="float">
            <text:p>0.589303611117946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5532836" calcext:value-type="float">
            <text:p>5532836</text:p>
          </table:table-cell>
          <table:table-cell office:value-type="float" office:value="75100397" calcext:value-type="float">
            <text:p>75100397</text:p>
          </table:table-cell>
          <table:table-cell office:value-type="float" office:value="189090" calcext:value-type="float">
            <text:p>189090</text:p>
          </table:table-cell>
          <table:table-cell office:value-type="float" office:value="5133711" calcext:value-type="float">
            <text:p>5133711</text:p>
          </table:table-cell>
          <table:table-cell office:value-type="float" office:value="2552229" calcext:value-type="float">
            <text:p>2552229</text:p>
          </table:table-cell>
          <table:table-cell office:value-type="float" office:value="128313" calcext:value-type="float">
            <text:p>128313</text:p>
          </table:table-cell>
          <table:table-cell office:value-type="float" office:value="1107252" calcext:value-type="float">
            <text:p>1107252</text:p>
          </table:table-cell>
          <table:table-cell office:value-type="float" office:value="79886" calcext:value-type="float">
            <text:p>79886</text:p>
          </table:table-cell>
          <table:table-cell office:value-type="float" office:value="1501153" calcext:value-type="float">
            <text:p>1501153</text:p>
          </table:table-cell>
          <table:table-cell office:value-type="float" office:value="134529" calcext:value-type="float">
            <text:p>134529</text:p>
          </table:table-cell>
          <table:table-cell office:value-type="float" office:value="2072067" calcext:value-type="float">
            <text:p>2072067</text:p>
          </table:table-cell>
          <table:table-cell office:value-type="float" office:value="330165" calcext:value-type="float">
            <text:p>330165</text:p>
          </table:table-cell>
          <table:table-cell office:value-type="float" office:value="1537889" calcext:value-type="float">
            <text:p>1537889</text:p>
          </table:table-cell>
          <table:table-cell office:value-type="float" office:value="189073" calcext:value-type="float">
            <text:p>189073</text:p>
          </table:table-cell>
          <table:table-cell office:value-type="float" office:value="55252" calcext:value-type="float">
            <text:p>55252</text:p>
          </table:table-cell>
          <table:table-cell office:value-type="float" office:value="42524" calcext:value-type="float">
            <text:p>42524</text:p>
          </table:table-cell>
          <table:table-cell office:value-type="float" office:value="2580426" calcext:value-type="float">
            <text:p>2580426</text:p>
          </table:table-cell>
          <table:table-cell office:value-type="float" office:value="155634" calcext:value-type="float">
            <text:p>155634</text:p>
          </table:table-cell>
          <table:table-cell office:value-type="float" office:value="261365" calcext:value-type="float">
            <text:p>261365</text:p>
          </table:table-cell>
          <table:table-cell office:value-type="float" office:value="137" calcext:value-type="float">
            <text:p>137</text:p>
          </table:table-cell>
          <table:table-cell office:value-type="float" office:value="1132" calcext:value-type="float">
            <text:p>1132</text:p>
          </table:table-cell>
          <table:table-cell office:value-type="float" office:value="1462" calcext:value-type="float">
            <text:p>1462</text:p>
          </table:table-cell>
          <table:table-cell office:value-type="float" office:value="149" calcext:value-type="float">
            <text:p>149</text:p>
          </table:table-cell>
          <table:table-cell office:value-type="float" office:value="2035" calcext:value-type="float">
            <text:p>2035</text:p>
          </table:table-cell>
          <table:table-cell office:value-type="float" office:value="715" calcext:value-type="float">
            <text:p>715</text:p>
          </table:table-cell>
          <table:table-cell office:value-type="float" office:value="1226" calcext:value-type="float">
            <text:p>1226</text:p>
          </table:table-cell>
          <table:table-cell office:value-type="float" office:value="8314" calcext:value-type="float">
            <text:p>8314</text:p>
          </table:table-cell>
          <table:table-cell office:value-type="float" office:value="2.57312197517009" calcext:value-type="float">
            <text:p>2.57312197517009</text:p>
          </table:table-cell>
          <table:table-cell office:value-type="float" office:value="1.3889241112231" calcext:value-type="float">
            <text:p>1.3889241112231</text:p>
          </table:table-cell>
          <table:table-cell office:value-type="float" office:value="0.593819919868579" calcext:value-type="float">
            <text:p>0.593819919868579</text:p>
          </table:table-cell>
          <table:table-cell office:value-type="float" office:value="0.724471264684009" calcext:value-type="float">
            <text:p>0.724471264684009</text:p>
          </table:table-cell>
          <table:table-cell office:value-type="float" office:value="0.497150891431169" calcext:value-type="float">
            <text:p>0.497150891431169</text:p>
          </table:table-cell>
        </table:table-row>
        <table:table-row table:style-name="ro1">
          <table:table-cell office:value-type="string" calcext:value-type="string">
            <text:p>With-tt-sta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20819397" calcext:value-type="float">
            <text:p>20819397</text:p>
          </table:table-cell>
          <table:table-cell office:value-type="float" office:value="181190131" calcext:value-type="float">
            <text:p>181190131</text:p>
          </table:table-cell>
          <table:table-cell office:value-type="float" office:value="672371" calcext:value-type="float">
            <text:p>672371</text:p>
          </table:table-cell>
          <table:table-cell office:value-type="float" office:value="14987057" calcext:value-type="float">
            <text:p>14987057</text:p>
          </table:table-cell>
          <table:table-cell office:value-type="float" office:value="8711457" calcext:value-type="float">
            <text:p>8711457</text:p>
          </table:table-cell>
          <table:table-cell office:value-type="float" office:value="415768" calcext:value-type="float">
            <text:p>415768</text:p>
          </table:table-cell>
          <table:table-cell office:value-type="float" office:value="2695823" calcext:value-type="float">
            <text:p>2695823</text:p>
          </table:table-cell>
          <table:table-cell office:value-type="float" office:value="303946" calcext:value-type="float">
            <text:p>303946</text:p>
          </table:table-cell>
          <table:table-cell office:value-type="float" office:value="3631798" calcext:value-type="float">
            <text:p>3631798</text:p>
          </table:table-cell>
          <table:table-cell office:value-type="float" office:value="448894" calcext:value-type="float">
            <text:p>448894</text:p>
          </table:table-cell>
          <table:table-cell office:value-type="float" office:value="5084763" calcext:value-type="float">
            <text:p>5084763</text:p>
          </table:table-cell>
          <table:table-cell office:value-type="float" office:value="895252" calcext:value-type="float">
            <text:p>895252</text:p>
          </table:table-cell>
          <table:table-cell office:value-type="float" office:value="3796083" calcext:value-type="float">
            <text:p>3796083</text:p>
          </table:table-cell>
          <table:table-cell office:value-type="float" office:value="672336" calcext:value-type="float">
            <text:p>672336</text:p>
          </table:table-cell>
          <table:table-cell office:value-type="float" office:value="149888" calcext:value-type="float">
            <text:p>149888</text:p>
          </table:table-cell>
          <table:table-cell office:value-type="float" office:value="110090" calcext:value-type="float">
            <text:p>110090</text:p>
          </table:table-cell>
          <table:table-cell office:value-type="float" office:value="6273411" calcext:value-type="float">
            <text:p>6273411</text:p>
          </table:table-cell>
          <table:table-cell office:value-type="float" office:value="361521" calcext:value-type="float">
            <text:p>361521</text:p>
          </table:table-cell>
          <table:table-cell office:value-type="float" office:value="659159" calcext:value-type="float">
            <text:p>659159</text:p>
          </table:table-cell>
          <table:table-cell office:value-type="float" office:value="588" calcext:value-type="float">
            <text:p>588</text:p>
          </table:table-cell>
          <table:table-cell office:value-type="float" office:value="2555" calcext:value-type="float">
            <text:p>2555</text:p>
          </table:table-cell>
          <table:table-cell office:value-type="float" office:value="3395" calcext:value-type="float">
            <text:p>3395</text:p>
          </table:table-cell>
          <table:table-cell office:value-type="float" office:value="409" calcext:value-type="float">
            <text:p>409</text:p>
          </table:table-cell>
          <table:table-cell office:value-type="float" office:value="4042" calcext:value-type="float">
            <text:p>4042</text:p>
          </table:table-cell>
          <table:table-cell office:value-type="float" office:value="2071" calcext:value-type="float">
            <text:p>2071</text:p>
          </table:table-cell>
          <table:table-cell office:value-type="float" office:value="2298" calcext:value-type="float">
            <text:p>2298</text:p>
          </table:table-cell>
          <table:table-cell office:value-type="float" office:value="19123" calcext:value-type="float">
            <text:p>19123</text:p>
          </table:table-cell>
          <table:table-cell office:value-type="float" office:value="2.15324892728637" calcext:value-type="float">
            <text:p>2.15324892728637</text:p>
          </table:table-cell>
          <table:table-cell office:value-type="float" office:value="1.40813510382544" calcext:value-type="float">
            <text:p>1.40813510382544</text:p>
          </table:table-cell>
          <table:table-cell office:value-type="float" office:value="0.67709971619135" calcext:value-type="float">
            <text:p>0.67709971619135</text:p>
          </table:table-cell>
          <table:table-cell office:value-type="float" office:value="0.714251185355148" calcext:value-type="float">
            <text:p>0.714251185355148</text:p>
          </table:table-cell>
          <table:table-cell office:value-type="float" office:value="0.581265354498885" calcext:value-type="float">
            <text:p>0.581265354498885</text:p>
          </table:table-cell>
        </table:table-row>
        <table:table-row table:style-name="ro1" table:number-rows-repeated="5">
          <table:table-cell table:number-columns-repeated="36"/>
        </table:table-row>
        <table:table-row table:style-name="ro1">
          <table:table-cell table:number-columns-repeated="16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string" calcext:value-type="string">
            <text:p>normal_search_entries</text:p>
          </table:table-cell>
          <table:table-cell office:value-type="string" calcext:value-type="string">
            <text:p>normal_search_tt_probes</text:p>
          </table:table-cell>
          <table:table-cell office:value-type="string" calcext:value-type="string">
            <text:p>normal_search_tt_hits</text:p>
          </table:table-cell>
          <table:table-cell office:value-type="string" calcext:value-type="string">
            <text:p>normal_search_tt_cutoffs</text:p>
          </table:table-cell>
          <table:table-cell office:value-type="string" calcext:value-type="string">
            <text:p>avg_tt_cutoff_pct</text:p>
          </table:table-cell>
          <table:table-cell office:value-type="string" calcext:value-type="string">
            <text:p>avg_normal_search_cutoff_index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R24]/[.S24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5]/[.S25]" office:value-type="string" office:string-value="" calcext:value-type="error">
            <text:p>#DIV/0!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7.28571428571429" calcext:value-type="float">
            <text:p>7.28571428571429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R26]/[.S26]" office:value-type="float" office:value="5.72" calcext:value-type="float">
            <text:p>5.72</text:p>
          </table:table-cell>
          <table:table-cell office:value-type="float" office:value="7.04901960784314" calcext:value-type="float">
            <text:p>7.04901960784314</text:p>
          </table:table-cell>
          <table:table-cell office:value-type="float" office:value="5.38970588235294" calcext:value-type="float">
            <text:p>5.38970588235294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1198" calcext:value-type="float">
            <text:p>1198</text:p>
          </table:table-cell>
          <table:table-cell office:value-type="float" office:value="1197" calcext:value-type="float">
            <text:p>1197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table:formula="of:=[.R27]/[.S27]" office:value-type="float" office:value="4.9875" calcext:value-type="float">
            <text:p>4.9875</text:p>
          </table:table-cell>
          <table:table-cell office:value-type="float" office:value="4.84897518878101" calcext:value-type="float">
            <text:p>4.84897518878101</text:p>
          </table:table-cell>
          <table:table-cell office:value-type="float" office:value="4.43891687657431" calcext:value-type="float">
            <text:p>4.43891687657431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10457" calcext:value-type="float">
            <text:p>10457</text:p>
          </table:table-cell>
          <table:table-cell office:value-type="float" office:value="10456" calcext:value-type="float">
            <text:p>10456</text:p>
          </table:table-cell>
          <table:table-cell office:value-type="float" office:value="2508" calcext:value-type="float">
            <text:p>2508</text:p>
          </table:table-cell>
          <table:table-cell office:value-type="float" office:value="1224" calcext:value-type="float">
            <text:p>1224</text:p>
          </table:table-cell>
          <table:table-cell table:formula="of:=[.R28]/[.S28]" office:value-type="float" office:value="4.16905901116428" calcext:value-type="float">
            <text:p>4.16905901116428</text:p>
          </table:table-cell>
          <table:table-cell office:value-type="float" office:value="5.61238372900181" calcext:value-type="float">
            <text:p>5.61238372900181</text:p>
          </table:table-cell>
          <table:table-cell office:value-type="float" office:value="4.41288054039049" calcext:value-type="float">
            <text:p>4.41288054039049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81149" calcext:value-type="float">
            <text:p>81149</text:p>
          </table:table-cell>
          <table:table-cell office:value-type="float" office:value="81148" calcext:value-type="float">
            <text:p>81148</text:p>
          </table:table-cell>
          <table:table-cell office:value-type="float" office:value="27083" calcext:value-type="float">
            <text:p>27083</text:p>
          </table:table-cell>
          <table:table-cell office:value-type="float" office:value="17326" calcext:value-type="float">
            <text:p>17326</text:p>
          </table:table-cell>
          <table:table-cell table:formula="of:=[.R29]/[.S29]" office:value-type="float" office:value="2.99627072333198" calcext:value-type="float">
            <text:p>2.99627072333198</text:p>
          </table:table-cell>
          <table:table-cell office:value-type="float" office:value="4.47100439489763" calcext:value-type="float">
            <text:p>4.47100439489763</text:p>
          </table:table-cell>
          <table:table-cell office:value-type="float" office:value="5.08444766871887" calcext:value-type="float">
            <text:p>5.08444766871887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595778" calcext:value-type="float">
            <text:p>595778</text:p>
          </table:table-cell>
          <table:table-cell office:value-type="float" office:value="595777" calcext:value-type="float">
            <text:p>595777</text:p>
          </table:table-cell>
          <table:table-cell office:value-type="float" office:value="173503" calcext:value-type="float">
            <text:p>173503</text:p>
          </table:table-cell>
          <table:table-cell office:value-type="float" office:value="115607" calcext:value-type="float">
            <text:p>115607</text:p>
          </table:table-cell>
          <table:table-cell table:formula="of:=[.R30]/[.S30]" office:value-type="float" office:value="3.43381382454482" calcext:value-type="float">
            <text:p>3.43381382454482</text:p>
          </table:table-cell>
          <table:table-cell office:value-type="float" office:value="5.06435774273151" calcext:value-type="float">
            <text:p>5.06435774273151</text:p>
          </table:table-cell>
          <table:table-cell office:value-type="float" office:value="4.81991786942202" calcext:value-type="float">
            <text:p>4.81991786942202</text:p>
          </table:table-cell>
          <table:table-cell table:number-columns-repeated="13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table:number-columns-repeated="16"/>
          <table:table-cell office:value-type="float" office:value="21" calcext:value-type="float">
            <text:p>21</text:p>
          </table:table-cell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normal_search_entries</text:p>
          </table:table-cell>
          <table:table-cell office:value-type="string" calcext:value-type="string">
            <text:p>normal_search_tt_probes</text:p>
          </table:table-cell>
          <table:table-cell office:value-type="string" calcext:value-type="string">
            <text:p>normal_search_tt_hits</text:p>
          </table:table-cell>
          <table:table-cell office:value-type="string" calcext:value-type="string">
            <text:p>normal_search_tt_cutoffs</text:p>
          </table:table-cell>
          <table:table-cell/>
          <table:table-cell office:value-type="string" calcext:value-type="string">
            <text:p>avg_normal_search_cutoff_index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R37]/[.S3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38]/[.S38]" office:value-type="string" office:string-value="" calcext:value-type="error">
            <text:p>#DIV/0!</text:p>
          </table:table-cell>
          <table:table-cell office:value-type="float" office:value="3.71428571428571" calcext:value-type="float">
            <text:p>3.71428571428571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R39]/[.S39]" office:value-type="float" office:value="5.75" calcext:value-type="float">
            <text:p>5.75</text:p>
          </table:table-cell>
          <table:table-cell office:value-type="float" office:value="7.11458333333333" calcext:value-type="float">
            <text:p>7.11458333333333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1558" calcext:value-type="float">
            <text:p>1558</text:p>
          </table:table-cell>
          <table:table-cell office:value-type="float" office:value="1557" calcext:value-type="float">
            <text:p>1557</text:p>
          </table:table-cell>
          <table:table-cell office:value-type="float" office:value="343" calcext:value-type="float">
            <text:p>343</text:p>
          </table:table-cell>
          <table:table-cell office:value-type="float" office:value="239" calcext:value-type="float">
            <text:p>239</text:p>
          </table:table-cell>
          <table:table-cell table:formula="of:=[.R40]/[.S40]" office:value-type="float" office:value="4.53935860058309" calcext:value-type="float">
            <text:p>4.53935860058309</text:p>
          </table:table-cell>
          <table:table-cell office:value-type="float" office:value="6.03682719546742" calcext:value-type="float">
            <text:p>6.03682719546742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12934" calcext:value-type="float">
            <text:p>12934</text:p>
          </table:table-cell>
          <table:table-cell office:value-type="float" office:value="12933" calcext:value-type="float">
            <text:p>12933</text:p>
          </table:table-cell>
          <table:table-cell office:value-type="float" office:value="4255" calcext:value-type="float">
            <text:p>4255</text:p>
          </table:table-cell>
          <table:table-cell office:value-type="float" office:value="1927" calcext:value-type="float">
            <text:p>1927</text:p>
          </table:table-cell>
          <table:table-cell table:formula="of:=[.R41]/[.S41]" office:value-type="float" office:value="3.03948296122209" calcext:value-type="float">
            <text:p>3.03948296122209</text:p>
          </table:table-cell>
          <table:table-cell office:value-type="float" office:value="5.8989887382211" calcext:value-type="float">
            <text:p>5.8989887382211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82213" calcext:value-type="float">
            <text:p>82213</text:p>
          </table:table-cell>
          <table:table-cell office:value-type="float" office:value="82212" calcext:value-type="float">
            <text:p>82212</text:p>
          </table:table-cell>
          <table:table-cell office:value-type="float" office:value="27041" calcext:value-type="float">
            <text:p>27041</text:p>
          </table:table-cell>
          <table:table-cell office:value-type="float" office:value="16001" calcext:value-type="float">
            <text:p>16001</text:p>
          </table:table-cell>
          <table:table-cell table:formula="of:=[.R42]/[.S42]" office:value-type="float" office:value="3.04027217928331" calcext:value-type="float">
            <text:p>3.04027217928331</text:p>
          </table:table-cell>
          <table:table-cell office:value-type="float" office:value="5.44067378075668" calcext:value-type="float">
            <text:p>5.44067378075668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709557" calcext:value-type="float">
            <text:p>709557</text:p>
          </table:table-cell>
          <table:table-cell office:value-type="float" office:value="709555" calcext:value-type="float">
            <text:p>709555</text:p>
          </table:table-cell>
          <table:table-cell office:value-type="float" office:value="210119" calcext:value-type="float">
            <text:p>210119</text:p>
          </table:table-cell>
          <table:table-cell office:value-type="float" office:value="138691" calcext:value-type="float">
            <text:p>138691</text:p>
          </table:table-cell>
          <table:table-cell table:formula="of:=[.R43]/[.S43]" office:value-type="float" office:value="3.37691974547756" calcext:value-type="float">
            <text:p>3.37691974547756</text:p>
          </table:table-cell>
          <table:table-cell office:value-type="float" office:value="5.26769747828109" calcext:value-type="float">
            <text:p>5.26769747828109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float" office:value="6549392" calcext:value-type="float">
            <text:p>6549392</text:p>
          </table:table-cell>
          <table:table-cell office:value-type="float" office:value="6549185" calcext:value-type="float">
            <text:p>6549185</text:p>
          </table:table-cell>
          <table:table-cell office:value-type="float" office:value="1875987" calcext:value-type="float">
            <text:p>1875987</text:p>
          </table:table-cell>
          <table:table-cell office:value-type="float" office:value="1613153" calcext:value-type="float">
            <text:p>1613153</text:p>
          </table:table-cell>
          <table:table-cell table:formula="of:=[.R44]/[.S44]" office:value-type="float" office:value="3.49106097217092" calcext:value-type="float">
            <text:p>3.49106097217092</text:p>
          </table:table-cell>
          <table:table-cell table:number-columns-repeated="15"/>
        </table:table-row>
      </table:table>
      <table:table table:name="22_copy" table:style-name="ta1">
        <table:table-column table:style-name="co20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osition_name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normal_search_positions_generated</text:p>
          </table:table-cell>
          <table:table-cell office:value-type="string" calcext:value-type="string">
            <text:p>q_search_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stand_pat_cutoffs</text:p>
          </table:table-cell>
          <table:table-cell office:value-type="string" calcext:value-type="string">
            <text:p>normal_search_cutoffs</text:p>
          </table:table-cell>
          <table:table-cell office:value-type="string" calcext:value-type="string">
            <text:p>q_search_cutoffs</text:p>
          </table:table-cell>
          <table:table-cell office:value-type="string" calcext:value-type="string">
            <text:p>normal_search_best_move_first_count</text:p>
          </table:table-cell>
          <table:table-cell office:value-type="string" calcext:value-type="string">
            <text:p>q_search_best_move_first_count</text:p>
          </table:table-cell>
          <table:table-cell office:value-type="string" calcext:value-type="string">
            <text:p>normal_search_nodes_with_best_move</text:p>
          </table:table-cell>
          <table:table-cell office:value-type="string" calcext:value-type="string">
            <text:p>q_search_nodes_with_best_move</text:p>
          </table:table-cell>
          <table:table-cell office:value-type="string" calcext:value-type="string">
            <text:p>normal_search_sum_of_cutoff_indices</text:p>
          </table:table-cell>
          <table:table-cell office:value-type="string" calcext:value-type="string">
            <text:p>q_search_sum_of_cutoff_indices</text:p>
          </table:table-cell>
          <table:table-cell office:value-type="string" calcext:value-type="string">
            <text:p>normal_search_tt_probes</text:p>
          </table:table-cell>
          <table:table-cell office:value-type="string" calcext:value-type="string">
            <text:p>normal_search_tt_hits</text:p>
          </table:table-cell>
          <table:table-cell office:value-type="string" calcext:value-type="string">
            <text:p>normal_search_tt_cutoffs</text:p>
          </table:table-cell>
          <table:table-cell office:value-type="string" calcext:value-type="string">
            <text:p>q_search_tt_probes</text:p>
          </table:table-cell>
          <table:table-cell office:value-type="string" calcext:value-type="string">
            <text:p>q_search_tt_hits</text:p>
          </table:table-cell>
          <table:table-cell office:value-type="string" calcext:value-type="string">
            <text:p>q_search_tt_cutoff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normal_search_move_gen_time</text:p>
          </table:table-cell>
          <table:table-cell office:value-type="string" calcext:value-type="string">
            <text:p>q_search_move_gen_time</text:p>
          </table:table-cell>
          <table:table-cell office:value-type="string" calcext:value-type="string">
            <text:p>normal_search_move_ordering_time</text:p>
          </table:table-cell>
          <table:table-cell office:value-type="string" calcext:value-type="string">
            <text:p>q_search_move_ordering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avg_normal_search_cutoff_index</text:p>
          </table:table-cell>
          <table:table-cell office:value-type="string" calcext:value-type="string">
            <text:p>avg_q_search_cutoff_index</text:p>
          </table:table-cell>
          <table:table-cell office:value-type="string" calcext:value-type="string">
            <text:p>normal_search_best_move_first_pct</text:p>
          </table:table-cell>
          <table:table-cell office:value-type="string" calcext:value-type="string">
            <text:p>q_search_best_move_first_pct</text:p>
          </table:table-cell>
          <table:table-cell office:value-type="string" calcext:value-type="string">
            <text:p>stand_pat_cutoff_pct</text:p>
          </table:table-cell>
        </table:table-row>
        <table:table-row table:style-name="ro1">
          <table:table-cell office:value-type="string" calcext:value-type="string">
            <text:p>With-tt-stats-tt-revertet-time-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942" calcext:value-type="float">
            <text:p>0.084942</text:p>
          </table:table-cell>
          <table:table-cell office:value-type="float" office:value="0.004273" calcext:value-type="float">
            <text:p>0.004273</text:p>
          </table:table-cell>
          <table:table-cell office:value-type="float" office:value="0.010314" calcext:value-type="float">
            <text:p>0.010314</text:p>
          </table:table-cell>
          <table:table-cell office:value-type="float" office:value="0" calcext:value-type="float">
            <text:p>0</text:p>
          </table:table-cell>
          <table:table-cell office:value-type="float" office:value="0.006277" calcext:value-type="float">
            <text:p>0.006277</text:p>
          </table:table-cell>
          <table:table-cell office:value-type="float" office:value="0" calcext:value-type="float">
            <text:p>0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409561" calcext:value-type="float">
            <text:p>0.4095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th-tt-stats-tt-revertet-time-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420" calcext:value-type="float">
            <text:p>420</text:p>
          </table:table-cell>
          <table:table-cell office:value-type="float" office:value="1486" calcext:value-type="float">
            <text:p>1486</text:p>
          </table:table-cell>
          <table:table-cell office:value-type="float" office:value="21" calcext:value-type="float">
            <text:p>21</text:p>
          </table:table-cell>
          <table:table-cell office:value-type="float" office:value="181" calcext:value-type="float">
            <text:p>181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035" calcext:value-type="float">
            <text:p>0.129035</text:p>
          </table:table-cell>
          <table:table-cell office:value-type="float" office:value="0.078095" calcext:value-type="float">
            <text:p>0.078095</text:p>
          </table:table-cell>
          <table:table-cell office:value-type="float" office:value="0.114596" calcext:value-type="float">
            <text:p>0.114596</text:p>
          </table:table-cell>
          <table:table-cell office:value-type="float" office:value="0.018186" calcext:value-type="float">
            <text:p>0.018186</text:p>
          </table:table-cell>
          <table:table-cell office:value-type="float" office:value="0.064416" calcext:value-type="float">
            <text:p>0.064416</text:p>
          </table:table-cell>
          <table:table-cell office:value-type="float" office:value="0.178277" calcext:value-type="float">
            <text:p>0.178277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813855" calcext:value-type="float">
            <text:p>0.813855</text:p>
          </table:table-cell>
          <table:table-cell office:value-type="float" office:value="3.71428571428571" calcext:value-type="float">
            <text:p>3.71428571428571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651933701657459" calcext:value-type="float">
            <text:p>0.651933701657459</text:p>
          </table:table-cell>
        </table:table-row>
        <table:table-row table:style-name="ro1">
          <table:table-cell office:value-type="string" calcext:value-type="string">
            <text:p>With-tt-stats-tt-revertet-time-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3530" calcext:value-type="float">
            <text:p>3530</text:p>
          </table:table-cell>
          <table:table-cell office:value-type="float" office:value="7796" calcext:value-type="float">
            <text:p>7796</text:p>
          </table:table-cell>
          <table:table-cell office:value-type="float" office:value="144" calcext:value-type="float">
            <text:p>144</text:p>
          </table:table-cell>
          <table:table-cell office:value-type="float" office:value="1616" calcext:value-type="float">
            <text:p>1616</text:p>
          </table:table-cell>
          <table:table-cell office:value-type="float" office:value="1275" calcext:value-type="float">
            <text:p>1275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19" calcext:value-type="float">
            <text:p>71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702814" calcext:value-type="float">
            <text:p>0.702814</text:p>
          </table:table-cell>
          <table:table-cell office:value-type="float" office:value="0.488825" calcext:value-type="float">
            <text:p>0.488825</text:p>
          </table:table-cell>
          <table:table-cell office:value-type="float" office:value="0.723198" calcext:value-type="float">
            <text:p>0.723198</text:p>
          </table:table-cell>
          <table:table-cell office:value-type="float" office:value="0.118888" calcext:value-type="float">
            <text:p>0.118888</text:p>
          </table:table-cell>
          <table:table-cell office:value-type="float" office:value="0.334335" calcext:value-type="float">
            <text:p>0.334335</text:p>
          </table:table-cell>
          <table:table-cell office:value-type="float" office:value="0.682659" calcext:value-type="float">
            <text:p>0.682659</text:p>
          </table:table-cell>
          <table:table-cell office:value-type="float" office:value="0.035564" calcext:value-type="float">
            <text:p>0.035564</text:p>
          </table:table-cell>
          <table:table-cell office:value-type="float" office:value="3.903286" calcext:value-type="float">
            <text:p>3.903286</text:p>
          </table:table-cell>
          <table:table-cell office:value-type="float" office:value="7.04901960784314" calcext:value-type="float">
            <text:p>7.04901960784314</text:p>
          </table:table-cell>
          <table:table-cell office:value-type="float" office:value="1.02272727272727" calcext:value-type="float">
            <text:p>1.02272727272727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979591836734694" calcext:value-type="float">
            <text:p>0.979591836734694</text:p>
          </table:table-cell>
          <table:table-cell office:value-type="float" office:value="0.788985148514852" calcext:value-type="float">
            <text:p>0.788985148514852</text:p>
          </table:table-cell>
        </table:table-row>
        <table:table-row table:style-name="ro1">
          <table:table-cell office:value-type="string" calcext:value-type="string">
            <text:p>With-tt-stats-tt-revertet-time-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24948" calcext:value-type="float">
            <text:p>24948</text:p>
          </table:table-cell>
          <table:table-cell office:value-type="float" office:value="105785" calcext:value-type="float">
            <text:p>105785</text:p>
          </table:table-cell>
          <table:table-cell office:value-type="float" office:value="1198" calcext:value-type="float">
            <text:p>1198</text:p>
          </table:table-cell>
          <table:table-cell office:value-type="float" office:value="8959" calcext:value-type="float">
            <text:p>8959</text:p>
          </table:table-cell>
          <table:table-cell office:value-type="float" office:value="4924" calcext:value-type="float">
            <text:p>4924</text:p>
          </table:table-cell>
          <table:table-cell office:value-type="float" office:value="927" calcext:value-type="float">
            <text:p>927</text:p>
          </table:table-cell>
          <table:table-cell office:value-type="float" office:value="1068" calcext:value-type="float">
            <text:p>1068</text:p>
          </table:table-cell>
          <table:table-cell office:value-type="float" office:value="267" calcext:value-type="float">
            <text:p>267</text:p>
          </table:table-cell>
          <table:table-cell office:value-type="float" office:value="1231" calcext:value-type="float">
            <text:p>1231</text:p>
          </table:table-cell>
          <table:table-cell office:value-type="float" office:value="1024" calcext:value-type="float">
            <text:p>1024</text:p>
          </table:table-cell>
          <table:table-cell office:value-type="float" office:value="1312" calcext:value-type="float">
            <text:p>1312</text:p>
          </table:table-cell>
          <table:table-cell office:value-type="float" office:value="4495" calcext:value-type="float">
            <text:p>4495</text:p>
          </table:table-cell>
          <table:table-cell office:value-type="float" office:value="1147" calcext:value-type="float">
            <text:p>1147</text:p>
          </table:table-cell>
          <table:table-cell office:value-type="float" office:value="1197" calcext:value-type="float">
            <text:p>1197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office:value-type="float" office:value="4035" calcext:value-type="float">
            <text:p>4035</text:p>
          </table:table-cell>
          <table:table-cell office:value-type="float" office:value="73" calcext:value-type="float">
            <text:p>73</text:p>
          </table:table-cell>
          <table:table-cell office:value-type="float" office:value="164" calcext:value-type="float">
            <text:p>164</text:p>
          </table:table-cell>
          <table:table-cell office:value-type="float" office:value="2.447179" calcext:value-type="float">
            <text:p>2.447179</text:p>
          </table:table-cell>
          <table:table-cell office:value-type="float" office:value="4.422483" calcext:value-type="float">
            <text:p>4.422483</text:p>
          </table:table-cell>
          <table:table-cell office:value-type="float" office:value="2.842086" calcext:value-type="float">
            <text:p>2.842086</text:p>
          </table:table-cell>
          <table:table-cell office:value-type="float" office:value="0.676614" calcext:value-type="float">
            <text:p>0.676614</text:p>
          </table:table-cell>
          <table:table-cell office:value-type="float" office:value="3.066094" calcext:value-type="float">
            <text:p>3.066094</text:p>
          </table:table-cell>
          <table:table-cell office:value-type="float" office:value="2.162637" calcext:value-type="float">
            <text:p>2.162637</text:p>
          </table:table-cell>
          <table:table-cell office:value-type="float" office:value="0.468676" calcext:value-type="float">
            <text:p>0.468676</text:p>
          </table:table-cell>
          <table:table-cell office:value-type="float" office:value="19" calcext:value-type="float">
            <text:p>19</text:p>
          </table:table-cell>
          <table:table-cell office:value-type="float" office:value="4.84897518878101" calcext:value-type="float">
            <text:p>4.84897518878101</text:p>
          </table:table-cell>
          <table:table-cell office:value-type="float" office:value="1.07397003745318" calcext:value-type="float">
            <text:p>1.07397003745318</text:p>
          </table:table-cell>
          <table:table-cell office:value-type="float" office:value="0.2607421875" calcext:value-type="float">
            <text:p>0.2607421875</text:p>
          </table:table-cell>
          <table:table-cell office:value-type="float" office:value="0.938262195121951" calcext:value-type="float">
            <text:p>0.938262195121951</text:p>
          </table:table-cell>
          <table:table-cell office:value-type="float" office:value="0.549614912378614" calcext:value-type="float">
            <text:p>0.549614912378614</text:p>
          </table:table-cell>
        </table:table-row>
        <table:table-row table:style-name="ro1">
          <table:table-cell office:value-type="string" calcext:value-type="string">
            <text:p>With-tt-stats-tt-revertet-time-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234167" calcext:value-type="float">
            <text:p>234167</text:p>
          </table:table-cell>
          <table:table-cell office:value-type="float" office:value="673728" calcext:value-type="float">
            <text:p>673728</text:p>
          </table:table-cell>
          <table:table-cell office:value-type="float" office:value="10457" calcext:value-type="float">
            <text:p>10457</text:p>
          </table:table-cell>
          <table:table-cell office:value-type="float" office:value="93236" calcext:value-type="float">
            <text:p>93236</text:p>
          </table:table-cell>
          <table:table-cell office:value-type="float" office:value="66313" calcext:value-type="float">
            <text:p>66313</text:p>
          </table:table-cell>
          <table:table-cell office:value-type="float" office:value="7203" calcext:value-type="float">
            <text:p>7203</text:p>
          </table:table-cell>
          <table:table-cell office:value-type="float" office:value="7299" calcext:value-type="float">
            <text:p>7299</text:p>
          </table:table-cell>
          <table:table-cell office:value-type="float" office:value="2318" calcext:value-type="float">
            <text:p>2318</text:p>
          </table:table-cell>
          <table:table-cell office:value-type="float" office:value="8482" calcext:value-type="float">
            <text:p>8482</text:p>
          </table:table-cell>
          <table:table-cell office:value-type="float" office:value="8226" calcext:value-type="float">
            <text:p>8226</text:p>
          </table:table-cell>
          <table:table-cell office:value-type="float" office:value="9342" calcext:value-type="float">
            <text:p>9342</text:p>
          </table:table-cell>
          <table:table-cell office:value-type="float" office:value="40426" calcext:value-type="float">
            <text:p>40426</text:p>
          </table:table-cell>
          <table:table-cell office:value-type="float" office:value="8104" calcext:value-type="float">
            <text:p>8104</text:p>
          </table:table-cell>
          <table:table-cell office:value-type="float" office:value="10456" calcext:value-type="float">
            <text:p>10456</text:p>
          </table:table-cell>
          <table:table-cell office:value-type="float" office:value="2508" calcext:value-type="float">
            <text:p>2508</text:p>
          </table:table-cell>
          <table:table-cell office:value-type="float" office:value="1224" calcext:value-type="float">
            <text:p>1224</text:p>
          </table:table-cell>
          <table:table-cell office:value-type="float" office:value="26923" calcext:value-type="float">
            <text:p>26923</text:p>
          </table:table-cell>
          <table:table-cell office:value-type="float" office:value="1562" calcext:value-type="float">
            <text:p>1562</text:p>
          </table:table-cell>
          <table:table-cell office:value-type="float" office:value="2695" calcext:value-type="float">
            <text:p>269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.740238" calcext:value-type="float">
            <text:p>4.74023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.181817" calcext:value-type="float">
            <text:p>3.181817</text:p>
          </table:table-cell>
          <table:table-cell office:value-type="float" office:value="113" calcext:value-type="float">
            <text:p>113</text:p>
          </table:table-cell>
          <table:table-cell office:value-type="float" office:value="5.61238372900181" calcext:value-type="float">
            <text:p>5.61238372900181</text:p>
          </table:table-cell>
          <table:table-cell office:value-type="float" office:value="1.11028908069599" calcext:value-type="float">
            <text:p>1.11028908069599</text:p>
          </table:table-cell>
          <table:table-cell office:value-type="float" office:value="0.281789448091418" calcext:value-type="float">
            <text:p>0.281789448091418</text:p>
          </table:table-cell>
          <table:table-cell office:value-type="float" office:value="0.907942624705631" calcext:value-type="float">
            <text:p>0.907942624705631</text:p>
          </table:table-cell>
          <table:table-cell office:value-type="float" office:value="0.711238148354713" calcext:value-type="float">
            <text:p>0.711238148354713</text:p>
          </table:table-cell>
        </table:table-row>
        <table:table-row table:style-name="ro1">
          <table:table-cell office:value-type="string" calcext:value-type="string">
            <text:p>With-tt-stats-tt-revertet-time-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1573116" calcext:value-type="float">
            <text:p>1573116</text:p>
          </table:table-cell>
          <table:table-cell office:value-type="float" office:value="7959527" calcext:value-type="float">
            <text:p>7959527</text:p>
          </table:table-cell>
          <table:table-cell office:value-type="float" office:value="81149" calcext:value-type="float">
            <text:p>81149</text:p>
          </table:table-cell>
          <table:table-cell office:value-type="float" office:value="590736" calcext:value-type="float">
            <text:p>590736</text:p>
          </table:table-cell>
          <table:table-cell office:value-type="float" office:value="291715" calcext:value-type="float">
            <text:p>291715</text:p>
          </table:table-cell>
          <table:table-cell office:value-type="float" office:value="55974" calcext:value-type="float">
            <text:p>55974</text:p>
          </table:table-cell>
          <table:table-cell office:value-type="float" office:value="103602" calcext:value-type="float">
            <text:p>103602</text:p>
          </table:table-cell>
          <table:table-cell office:value-type="float" office:value="20638" calcext:value-type="float">
            <text:p>20638</text:p>
          </table:table-cell>
          <table:table-cell office:value-type="float" office:value="124740" calcext:value-type="float">
            <text:p>124740</text:p>
          </table:table-cell>
          <table:table-cell office:value-type="float" office:value="59035" calcext:value-type="float">
            <text:p>59035</text:p>
          </table:table-cell>
          <table:table-cell office:value-type="float" office:value="141203" calcext:value-type="float">
            <text:p>141203</text:p>
          </table:table-cell>
          <table:table-cell office:value-type="float" office:value="250260" calcext:value-type="float">
            <text:p>250260</text:p>
          </table:table-cell>
          <table:table-cell office:value-type="float" office:value="119541" calcext:value-type="float">
            <text:p>119541</text:p>
          </table:table-cell>
          <table:table-cell office:value-type="float" office:value="81148" calcext:value-type="float">
            <text:p>81148</text:p>
          </table:table-cell>
          <table:table-cell office:value-type="float" office:value="27083" calcext:value-type="float">
            <text:p>27083</text:p>
          </table:table-cell>
          <table:table-cell office:value-type="float" office:value="17326" calcext:value-type="float">
            <text:p>17326</text:p>
          </table:table-cell>
          <table:table-cell office:value-type="float" office:value="298951" calcext:value-type="float">
            <text:p>298951</text:p>
          </table:table-cell>
          <table:table-cell office:value-type="float" office:value="20988" calcext:value-type="float">
            <text:p>20988</text:p>
          </table:table-cell>
          <table:table-cell office:value-type="float" office:value="30190" calcext:value-type="float">
            <text:p>30190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  <table:table-cell office:value-type="float" office:value="899" calcext:value-type="float">
            <text:p>899</text:p>
          </table:table-cell>
          <table:table-cell office:value-type="float" office:value="4.47100439489763" calcext:value-type="float">
            <text:p>4.47100439489763</text:p>
          </table:table-cell>
          <table:table-cell office:value-type="float" office:value="1.15384838130538" calcext:value-type="float">
            <text:p>1.15384838130538</text:p>
          </table:table-cell>
          <table:table-cell office:value-type="float" office:value="0.349589226729906" calcext:value-type="float">
            <text:p>0.349589226729906</text:p>
          </table:table-cell>
          <table:table-cell office:value-type="float" office:value="0.883408992726783" calcext:value-type="float">
            <text:p>0.883408992726783</text:p>
          </table:table-cell>
          <table:table-cell office:value-type="float" office:value="0.493816188618943" calcext:value-type="float">
            <text:p>0.493816188618943</text:p>
          </table:table-cell>
        </table:table-row>
        <table:table-row table:style-name="ro1">
          <table:table-cell office:value-type="string" calcext:value-type="string">
            <text:p>With-tt-stats-tt-revertet-time-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13650070" calcext:value-type="float">
            <text:p>13650070</text:p>
          </table:table-cell>
          <table:table-cell office:value-type="float" office:value="46944557" calcext:value-type="float">
            <text:p>46944557</text:p>
          </table:table-cell>
          <table:table-cell office:value-type="float" office:value="595778" calcext:value-type="float">
            <text:p>595778</text:p>
          </table:table-cell>
          <table:table-cell office:value-type="float" office:value="5081166" calcext:value-type="float">
            <text:p>5081166</text:p>
          </table:table-cell>
          <table:table-cell office:value-type="float" office:value="3292664" calcext:value-type="float">
            <text:p>3292664</text:p>
          </table:table-cell>
          <table:table-cell office:value-type="float" office:value="393892" calcext:value-type="float">
            <text:p>393892</text:p>
          </table:table-cell>
          <table:table-cell office:value-type="float" office:value="630500" calcext:value-type="float">
            <text:p>630500</text:p>
          </table:table-cell>
          <table:table-cell office:value-type="float" office:value="151993" calcext:value-type="float">
            <text:p>151993</text:p>
          </table:table-cell>
          <table:table-cell office:value-type="float" office:value="779479" calcext:value-type="float">
            <text:p>779479</text:p>
          </table:table-cell>
          <table:table-cell office:value-type="float" office:value="418541" calcext:value-type="float">
            <text:p>418541</text:p>
          </table:table-cell>
          <table:table-cell office:value-type="float" office:value="894298" calcext:value-type="float">
            <text:p>894298</text:p>
          </table:table-cell>
          <table:table-cell office:value-type="float" office:value="1994810" calcext:value-type="float">
            <text:p>1994810</text:p>
          </table:table-cell>
          <table:table-cell office:value-type="float" office:value="735952" calcext:value-type="float">
            <text:p>735952</text:p>
          </table:table-cell>
          <table:table-cell office:value-type="float" office:value="595777" calcext:value-type="float">
            <text:p>595777</text:p>
          </table:table-cell>
          <table:table-cell office:value-type="float" office:value="173503" calcext:value-type="float">
            <text:p>173503</text:p>
          </table:table-cell>
          <table:table-cell office:value-type="float" office:value="115607" calcext:value-type="float">
            <text:p>115607</text:p>
          </table:table-cell>
          <table:table-cell office:value-type="float" office:value="1788014" calcext:value-type="float">
            <text:p>1788014</text:p>
          </table:table-cell>
          <table:table-cell office:value-type="float" office:value="147349" calcext:value-type="float">
            <text:p>147349</text:p>
          </table:table-cell>
          <table:table-cell office:value-type="float" office:value="246970" calcext:value-type="float">
            <text:p>246970</text:p>
          </table:table-cell>
          <table:table-cell office:value-type="float" office:value="487" calcext:value-type="float">
            <text:p>487</text:p>
          </table:table-cell>
          <table:table-cell office:value-type="float" office:value="721" calcext:value-type="float">
            <text:p>721</text:p>
          </table:table-cell>
          <table:table-cell office:value-type="float" office:value="1167" calcext:value-type="float">
            <text:p>1167</text:p>
          </table:table-cell>
          <table:table-cell office:value-type="float" office:value="296" calcext:value-type="float">
            <text:p>296</text:p>
          </table:table-cell>
          <table:table-cell office:value-type="float" office:value="1082" calcext:value-type="float">
            <text:p>1082</text:p>
          </table:table-cell>
          <table:table-cell office:value-type="float" office:value="1204" calcext:value-type="float">
            <text:p>1204</text:p>
          </table:table-cell>
          <table:table-cell office:value-type="float" office:value="282" calcext:value-type="float">
            <text:p>282</text:p>
          </table:table-cell>
          <table:table-cell office:value-type="float" office:value="6695" calcext:value-type="float">
            <text:p>6695</text:p>
          </table:table-cell>
          <table:table-cell office:value-type="float" office:value="5.06435774273151" calcext:value-type="float">
            <text:p>5.06435774273151</text:p>
          </table:table-cell>
          <table:table-cell office:value-type="float" office:value="1.16725138778747" calcext:value-type="float">
            <text:p>1.16725138778747</text:p>
          </table:table-cell>
          <table:table-cell office:value-type="float" office:value="0.363149607804253" calcext:value-type="float">
            <text:p>0.363149607804253</text:p>
          </table:table-cell>
          <table:table-cell office:value-type="float" office:value="0.871609910790363" calcext:value-type="float">
            <text:p>0.871609910790363</text:p>
          </table:table-cell>
          <table:table-cell office:value-type="float" office:value="0.648013467774916" calcext:value-type="float">
            <text:p>0.648013467774916</text:p>
          </table:table-cell>
        </table:table-row>
        <table:table-row table:style-name="ro1" table:number-rows-repeated="14">
          <table:table-cell table:number-columns-repeated="36"/>
        </table:table-row>
        <table:table-row table:style-name="ro1">
          <table:table-cell table:number-columns-repeated="16"/>
          <table:table-cell office:value-type="string" calcext:value-type="string">
            <text:p>normal_search_entries</text:p>
          </table:table-cell>
          <table:table-cell office:value-type="string" calcext:value-type="string">
            <text:p>normal_search_tt_probes</text:p>
          </table:table-cell>
          <table:table-cell office:value-type="string" calcext:value-type="string">
            <text:p>normal_search_tt_hits</text:p>
          </table:table-cell>
          <table:table-cell office:value-type="string" calcext:value-type="string">
            <text:p>normal_search_tt_cutoffs</text:p>
          </table:table-cell>
          <table:table-cell table:number-columns-repeated="16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R24]/[.S24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25]/[.S25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S26]/[.R26]" office:value-type="float" office:value="0.174825174825175" calcext:value-type="float">
            <text:p>0.174825174825175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float" office:value="1198" calcext:value-type="float">
            <text:p>1198</text:p>
          </table:table-cell>
          <table:table-cell office:value-type="float" office:value="1197" calcext:value-type="float">
            <text:p>1197</text:p>
          </table:table-cell>
          <table:table-cell office:value-type="float" office:value="240" calcext:value-type="float">
            <text:p>240</text:p>
          </table:table-cell>
          <table:table-cell office:value-type="float" office:value="114" calcext:value-type="float">
            <text:p>114</text:p>
          </table:table-cell>
          <table:table-cell table:formula="of:=[.S27]/[.R27]" office:value-type="float" office:value="0.200501253132832" calcext:value-type="float">
            <text:p>0.200501253132832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float" office:value="10457" calcext:value-type="float">
            <text:p>10457</text:p>
          </table:table-cell>
          <table:table-cell office:value-type="float" office:value="10456" calcext:value-type="float">
            <text:p>10456</text:p>
          </table:table-cell>
          <table:table-cell office:value-type="float" office:value="2508" calcext:value-type="float">
            <text:p>2508</text:p>
          </table:table-cell>
          <table:table-cell office:value-type="float" office:value="1224" calcext:value-type="float">
            <text:p>1224</text:p>
          </table:table-cell>
          <table:table-cell table:formula="of:=[.S28]/[.R28]" office:value-type="float" office:value="0.239862280030604" calcext:value-type="float">
            <text:p>0.239862280030604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float" office:value="81149" calcext:value-type="float">
            <text:p>81149</text:p>
          </table:table-cell>
          <table:table-cell office:value-type="float" office:value="81148" calcext:value-type="float">
            <text:p>81148</text:p>
          </table:table-cell>
          <table:table-cell office:value-type="float" office:value="27083" calcext:value-type="float">
            <text:p>27083</text:p>
          </table:table-cell>
          <table:table-cell office:value-type="float" office:value="17326" calcext:value-type="float">
            <text:p>17326</text:p>
          </table:table-cell>
          <table:table-cell table:formula="of:=[.S29]/[.R29]" office:value-type="float" office:value="0.333748213141421" calcext:value-type="float">
            <text:p>0.333748213141421</text:p>
          </table:table-cell>
          <table:table-cell table:number-columns-repeated="15"/>
        </table:table-row>
        <table:table-row table:style-name="ro1">
          <table:table-cell table:number-columns-repeated="16"/>
          <table:table-cell office:value-type="float" office:value="595778" calcext:value-type="float">
            <text:p>595778</text:p>
          </table:table-cell>
          <table:table-cell office:value-type="float" office:value="595777" calcext:value-type="float">
            <text:p>595777</text:p>
          </table:table-cell>
          <table:table-cell office:value-type="float" office:value="173503" calcext:value-type="float">
            <text:p>173503</text:p>
          </table:table-cell>
          <table:table-cell office:value-type="float" office:value="115607" calcext:value-type="float">
            <text:p>115607</text:p>
          </table:table-cell>
          <table:table-cell table:formula="of:=[.S30]/[.R30]" office:value-type="float" office:value="0.291221379811574" calcext:value-type="float">
            <text:p>0.291221379811574</text:p>
          </table:table-cell>
          <table:table-cell table:number-columns-repeated="15"/>
        </table:table-row>
      </table:table>
      <table:table table:name="17_TT-Table-added-q-search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0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feature_nam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osition_name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normal_search_positions_generated</text:p>
          </table:table-cell>
          <table:table-cell office:value-type="string" calcext:value-type="string">
            <text:p>q_search_positions_generated</text:p>
          </table:table-cell>
          <table:table-cell office:value-type="string" calcext:value-type="string">
            <text:p>normal_search_entries</text:p>
          </table:table-cell>
          <table:table-cell office:value-type="string" calcext:value-type="string">
            <text:p>q_search_entries</text:p>
          </table:table-cell>
          <table:table-cell office:value-type="string" calcext:value-type="string">
            <text:p>stand_pat_cutoffs</text:p>
          </table:table-cell>
          <table:table-cell office:value-type="string" calcext:value-type="string">
            <text:p>normal_search_cutoffs</text:p>
          </table:table-cell>
          <table:table-cell office:value-type="string" calcext:value-type="string">
            <text:p>q_search_cutoffs</text:p>
          </table:table-cell>
          <table:table-cell office:value-type="string" calcext:value-type="string">
            <text:p>normal_search_best_move_first_count</text:p>
          </table:table-cell>
          <table:table-cell office:value-type="string" calcext:value-type="string">
            <text:p>q_search_best_move_first_count</text:p>
          </table:table-cell>
          <table:table-cell office:value-type="string" calcext:value-type="string">
            <text:p>normal_search_nodes_with_best_move</text:p>
          </table:table-cell>
          <table:table-cell office:value-type="string" calcext:value-type="string">
            <text:p>q_search_nodes_with_best_move</text:p>
          </table:table-cell>
          <table:table-cell office:value-type="string" calcext:value-type="string">
            <text:p>normal_search_sum_of_cutoff_indices</text:p>
          </table:table-cell>
          <table:table-cell office:value-type="string" calcext:value-type="string">
            <text:p>q_search_sum_of_cutoff_indices</text:p>
          </table:table-cell>
          <table:table-cell office:value-type="string" calcext:value-type="string">
            <text:p>search_time</text:p>
          </table:table-cell>
          <table:table-cell office:value-type="string" calcext:value-type="string">
            <text:p>q_search_time</text:p>
          </table:table-cell>
          <table:table-cell office:value-type="string" calcext:value-type="string">
            <text:p>evaluation_time</text:p>
          </table:table-cell>
          <table:table-cell office:value-type="string" calcext:value-type="string">
            <text:p>normal_search_move_gen_time</text:p>
          </table:table-cell>
          <table:table-cell office:value-type="string" calcext:value-type="string">
            <text:p>q_search_move_gen_time</text:p>
          </table:table-cell>
          <table:table-cell office:value-type="string" calcext:value-type="string">
            <text:p>normal_search_move_ordering_time</text:p>
          </table:table-cell>
          <table:table-cell office:value-type="string" calcext:value-type="string">
            <text:p>q_search_move_ordering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avg_normal_search_cutoff_index</text:p>
          </table:table-cell>
          <table:table-cell office:value-type="string" calcext:value-type="string">
            <text:p>avg_q_search_cutoff_index</text:p>
          </table:table-cell>
          <table:table-cell office:value-type="string" calcext:value-type="string">
            <text:p>normal_search_best_move_first_pct</text:p>
          </table:table-cell>
          <table:table-cell office:value-type="string" calcext:value-type="string">
            <text:p>q_search_best_move_first_pct</text:p>
          </table:table-cell>
          <table:table-cell office:value-type="string" calcext:value-type="string">
            <text:p>stand_pat_cutoff_pct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75841" calcext:value-type="float">
            <text:p>0.075841</text:p>
          </table:table-cell>
          <table:table-cell office:value-type="float" office:value="0.004376" calcext:value-type="float">
            <text:p>0.004376</text:p>
          </table:table-cell>
          <table:table-cell office:value-type="float" office:value="0.01075" calcext:value-type="float">
            <text:p>0.01075</text:p>
          </table:table-cell>
          <table:table-cell office:value-type="float" office:value="0" calcext:value-type="float">
            <text:p>0</text:p>
          </table:table-cell>
          <table:table-cell office:value-type="float" office:value="0.025796" calcext:value-type="float">
            <text:p>0.025796</text:p>
          </table:table-cell>
          <table:table-cell office:value-type="float" office:value="0" calcext:value-type="float">
            <text:p>0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458475" calcext:value-type="float">
            <text:p>0.458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420" calcext:value-type="float">
            <text:p>420</text:p>
          </table:table-cell>
          <table:table-cell office:value-type="float" office:value="2067" calcext:value-type="float">
            <text:p>2067</text:p>
          </table:table-cell>
          <table:table-cell office:value-type="float" office:value="21" calcext:value-type="float">
            <text:p>21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0.160428" calcext:value-type="float">
            <text:p>0.160428</text:p>
          </table:table-cell>
          <table:table-cell office:value-type="float" office:value="0.112273" calcext:value-type="float">
            <text:p>0.112273</text:p>
          </table:table-cell>
          <table:table-cell office:value-type="float" office:value="0.123185" calcext:value-type="float">
            <text:p>0.123185</text:p>
          </table:table-cell>
          <table:table-cell office:value-type="float" office:value="0.033915" calcext:value-type="float">
            <text:p>0.033915</text:p>
          </table:table-cell>
          <table:table-cell office:value-type="float" office:value="0.136891" calcext:value-type="float">
            <text:p>0.136891</text:p>
          </table:table-cell>
          <table:table-cell office:value-type="float" office:value="0.03631" calcext:value-type="float">
            <text:p>0.03631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0.885546" calcext:value-type="float">
            <text:p>0.885546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965811965812" calcext:value-type="float">
            <text:p>0.61965811965812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4606" calcext:value-type="float">
            <text:p>4606</text:p>
          </table:table-cell>
          <table:table-cell office:value-type="float" office:value="10396" calcext:value-type="float">
            <text:p>10396</text:p>
          </table:table-cell>
          <table:table-cell office:value-type="float" office:value="205" calcext:value-type="float">
            <text:p>205</text:p>
          </table:table-cell>
          <table:table-cell office:value-type="float" office:value="2193" calcext:value-type="float">
            <text:p>2193</text:p>
          </table:table-cell>
          <table:table-cell office:value-type="float" office:value="1731" calcext:value-type="float">
            <text:p>1731</text:p>
          </table:table-cell>
          <table:table-cell office:value-type="float" office:value="136" calcext:value-type="float">
            <text:p>136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88" calcext:value-type="float">
            <text:p>188</text:p>
          </table:table-cell>
          <table:table-cell office:value-type="float" office:value="59" calcext:value-type="float">
            <text:p>59</text:p>
          </table:table-cell>
          <table:table-cell office:value-type="float" office:value="733" calcext:value-type="float">
            <text:p>733</text:p>
          </table:table-cell>
          <table:table-cell office:value-type="float" office:value="64" calcext:value-type="float">
            <text:p>64</text:p>
          </table:table-cell>
          <table:table-cell office:value-type="float" office:value="0.466977" calcext:value-type="float">
            <text:p>0.466977</text:p>
          </table:table-cell>
          <table:table-cell office:value-type="float" office:value="0.385601" calcext:value-type="float">
            <text:p>0.385601</text:p>
          </table:table-cell>
          <table:table-cell office:value-type="float" office:value="0.903502" calcext:value-type="float">
            <text:p>0.903502</text:p>
          </table:table-cell>
          <table:table-cell office:value-type="float" office:value="0.195156" calcext:value-type="float">
            <text:p>0.195156</text:p>
          </table:table-cell>
          <table:table-cell office:value-type="float" office:value="0.488697" calcext:value-type="float">
            <text:p>0.488697</text:p>
          </table:table-cell>
          <table:table-cell office:value-type="float" office:value="0.34029" calcext:value-type="float">
            <text:p>0.34029</text:p>
          </table:table-cell>
          <table:table-cell office:value-type="float" office:value="0.035925" calcext:value-type="float">
            <text:p>0.035925</text:p>
          </table:table-cell>
          <table:table-cell office:value-type="float" office:value="3.930375" calcext:value-type="float">
            <text:p>3.930375</text:p>
          </table:table-cell>
          <table:table-cell office:value-type="float" office:value="5.38970588235294" calcext:value-type="float">
            <text:p>5.38970588235294</text:p>
          </table:table-cell>
          <table:table-cell office:value-type="float" office:value="1.10344827586207" calcext:value-type="float">
            <text:p>1.10344827586207</text:p>
          </table:table-cell>
          <table:table-cell office:value-type="float" office:value="0.111702127659574" calcext:value-type="float">
            <text:p>0.11170212765957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789329685362517" calcext:value-type="float">
            <text:p>0.789329685362517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44754" calcext:value-type="float">
            <text:p>44754</text:p>
          </table:table-cell>
          <table:table-cell office:value-type="float" office:value="146290" calcext:value-type="float">
            <text:p>146290</text:p>
          </table:table-cell>
          <table:table-cell office:value-type="float" office:value="2410" calcext:value-type="float">
            <text:p>2410</text:p>
          </table:table-cell>
          <table:table-cell office:value-type="float" office:value="16710" calcext:value-type="float">
            <text:p>16710</text:p>
          </table:table-cell>
          <table:table-cell office:value-type="float" office:value="10609" calcext:value-type="float">
            <text:p>10609</text:p>
          </table:table-cell>
          <table:table-cell office:value-type="float" office:value="1588" calcext:value-type="float">
            <text:p>1588</text:p>
          </table:table-cell>
          <table:table-cell office:value-type="float" office:value="1493" calcext:value-type="float">
            <text:p>1493</text:p>
          </table:table-cell>
          <table:table-cell office:value-type="float" office:value="648" calcext:value-type="float">
            <text:p>648</text:p>
          </table:table-cell>
          <table:table-cell office:value-type="float" office:value="1574" calcext:value-type="float">
            <text:p>1574</text:p>
          </table:table-cell>
          <table:table-cell office:value-type="float" office:value="1858" calcext:value-type="float">
            <text:p>1858</text:p>
          </table:table-cell>
          <table:table-cell office:value-type="float" office:value="1722" calcext:value-type="float">
            <text:p>1722</text:p>
          </table:table-cell>
          <table:table-cell office:value-type="float" office:value="7049" calcext:value-type="float">
            <text:p>7049</text:p>
          </table:table-cell>
          <table:table-cell office:value-type="float" office:value="1664" calcext:value-type="float">
            <text:p>1664</text:p>
          </table:table-cell>
          <table:table-cell office:value-type="float" office:value="3.188075" calcext:value-type="float">
            <text:p>3.188075</text:p>
          </table:table-cell>
          <table:table-cell office:value-type="float" office:value="3.263839" calcext:value-type="float">
            <text:p>3.263839</text:p>
          </table:table-cell>
          <table:table-cell office:value-type="float" office:value="6" calcext:value-type="float">
            <text:p>6</text:p>
          </table:table-cell>
          <table:table-cell office:value-type="float" office:value="2.212116" calcext:value-type="float">
            <text:p>2.212116</text:p>
          </table:table-cell>
          <table:table-cell office:value-type="float" office:value="6" calcext:value-type="float">
            <text:p>6</text:p>
          </table:table-cell>
          <table:table-cell office:value-type="float" office:value="3.199844" calcext:value-type="float">
            <text:p>3.199844</text:p>
          </table:table-cell>
          <table:table-cell office:value-type="float" office:value="0.599243" calcext:value-type="float">
            <text:p>0.599243</text:p>
          </table:table-cell>
          <table:table-cell office:value-type="float" office:value="32" calcext:value-type="float">
            <text:p>32</text:p>
          </table:table-cell>
          <table:table-cell office:value-type="float" office:value="4.43891687657431" calcext:value-type="float">
            <text:p>4.43891687657431</text:p>
          </table:table-cell>
          <table:table-cell office:value-type="float" office:value="1.11453449430677" calcext:value-type="float">
            <text:p>1.11453449430677</text:p>
          </table:table-cell>
          <table:table-cell office:value-type="float" office:value="0.348762109795479" calcext:value-type="float">
            <text:p>0.348762109795479</text:p>
          </table:table-cell>
          <table:table-cell office:value-type="float" office:value="0.914053426248548" calcext:value-type="float">
            <text:p>0.914053426248548</text:p>
          </table:table-cell>
          <table:table-cell office:value-type="float" office:value="0.634889287851586" calcext:value-type="float">
            <text:p>0.634889287851586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361712" calcext:value-type="float">
            <text:p>361712</text:p>
          </table:table-cell>
          <table:table-cell office:value-type="float" office:value="941062" calcext:value-type="float">
            <text:p>941062</text:p>
          </table:table-cell>
          <table:table-cell office:value-type="float" office:value="17714" calcext:value-type="float">
            <text:p>17714</text:p>
          </table:table-cell>
          <table:table-cell office:value-type="float" office:value="137366" calcext:value-type="float">
            <text:p>137366</text:p>
          </table:table-cell>
          <table:table-cell office:value-type="float" office:value="96580" calcext:value-type="float">
            <text:p>96580</text:p>
          </table:table-cell>
          <table:table-cell office:value-type="float" office:value="10807" calcext:value-type="float">
            <text:p>10807</text:p>
          </table:table-cell>
          <table:table-cell office:value-type="float" office:value="12235" calcext:value-type="float">
            <text:p>12235</text:p>
          </table:table-cell>
          <table:table-cell office:value-type="float" office:value="3865" calcext:value-type="float">
            <text:p>3865</text:p>
          </table:table-cell>
          <table:table-cell office:value-type="float" office:value="13530" calcext:value-type="float">
            <text:p>13530</text:p>
          </table:table-cell>
          <table:table-cell office:value-type="float" office:value="12552" calcext:value-type="float">
            <text:p>12552</text:p>
          </table:table-cell>
          <table:table-cell office:value-type="float" office:value="15162" calcext:value-type="float">
            <text:p>15162</text:p>
          </table:table-cell>
          <table:table-cell office:value-type="float" office:value="47690" calcext:value-type="float">
            <text:p>47690</text:p>
          </table:table-cell>
          <table:table-cell office:value-type="float" office:value="14063" calcext:value-type="float">
            <text:p>1406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.041276" calcext:value-type="float">
            <text:p>4.041276</text:p>
          </table:table-cell>
          <table:table-cell office:value-type="float" office:value="226" calcext:value-type="float">
            <text:p>226</text:p>
          </table:table-cell>
          <table:table-cell office:value-type="float" office:value="4.41288054039049" calcext:value-type="float">
            <text:p>4.41288054039049</text:p>
          </table:table-cell>
          <table:table-cell office:value-type="float" office:value="1.14940743767879" calcext:value-type="float">
            <text:p>1.14940743767879</text:p>
          </table:table-cell>
          <table:table-cell office:value-type="float" office:value="0.307919056724028" calcext:value-type="float">
            <text:p>0.307919056724028</text:p>
          </table:table-cell>
          <table:table-cell office:value-type="float" office:value="0.892362485160269" calcext:value-type="float">
            <text:p>0.892362485160269</text:p>
          </table:table-cell>
          <table:table-cell office:value-type="float" office:value="0.703085188474586" calcext:value-type="float">
            <text:p>0.703085188474586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1498800" calcext:value-type="float">
            <text:p>1498800</text:p>
          </table:table-cell>
          <table:table-cell office:value-type="float" office:value="7197001" calcext:value-type="float">
            <text:p>7197001</text:p>
          </table:table-cell>
          <table:table-cell office:value-type="float" office:value="81700" calcext:value-type="float">
            <text:p>81700</text:p>
          </table:table-cell>
          <table:table-cell office:value-type="float" office:value="644733" calcext:value-type="float">
            <text:p>644733</text:p>
          </table:table-cell>
          <table:table-cell office:value-type="float" office:value="348579" calcext:value-type="float">
            <text:p>348579</text:p>
          </table:table-cell>
          <table:table-cell office:value-type="float" office:value="51002" calcext:value-type="float">
            <text:p>51002</text:p>
          </table:table-cell>
          <table:table-cell office:value-type="float" office:value="104296" calcext:value-type="float">
            <text:p>104296</text:p>
          </table:table-cell>
          <table:table-cell office:value-type="float" office:value="20236" calcext:value-type="float">
            <text:p>20236</text:p>
          </table:table-cell>
          <table:table-cell office:value-type="float" office:value="122904" calcext:value-type="float">
            <text:p>122904</text:p>
          </table:table-cell>
          <table:table-cell office:value-type="float" office:value="55645" calcext:value-type="float">
            <text:p>55645</text:p>
          </table:table-cell>
          <table:table-cell office:value-type="float" office:value="138492" calcext:value-type="float">
            <text:p>138492</text:p>
          </table:table-cell>
          <table:table-cell office:value-type="float" office:value="259317" calcext:value-type="float">
            <text:p>259317</text:p>
          </table:table-cell>
          <table:table-cell office:value-type="float" office:value="121047" calcext:value-type="float">
            <text:p>121047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209" calcext:value-type="float">
            <text:p>209</text:p>
          </table:table-cell>
          <table:table-cell office:value-type="float" office:value="71" calcext:value-type="float">
            <text:p>71</text:p>
          </table:table-cell>
          <table:table-cell office:value-type="float" office:value="274" calcext:value-type="float">
            <text:p>274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1155" calcext:value-type="float">
            <text:p>1155</text:p>
          </table:table-cell>
          <table:table-cell office:value-type="float" office:value="5.08444766871887" calcext:value-type="float">
            <text:p>5.08444766871887</text:p>
          </table:table-cell>
          <table:table-cell office:value-type="float" office:value="1.16061018639258" calcext:value-type="float">
            <text:p>1.16061018639258</text:p>
          </table:table-cell>
          <table:table-cell office:value-type="float" office:value="0.363662503369575" calcext:value-type="float">
            <text:p>0.363662503369575</text:p>
          </table:table-cell>
          <table:table-cell office:value-type="float" office:value="0.887444762152327" calcext:value-type="float">
            <text:p>0.887444762152327</text:p>
          </table:table-cell>
          <table:table-cell office:value-type="float" office:value="0.540656364727725" calcext:value-type="float">
            <text:p>0.540656364727725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rnbqkbnr/pppppppp/8/8/8/8/PPPPPPPP/RNBQKBNR w KQkq - 0 1</text:p>
          </table:table-cell>
          <table:table-cell office:value-type="float" office:value="10957886" calcext:value-type="float">
            <text:p>10957886</text:p>
          </table:table-cell>
          <table:table-cell office:value-type="float" office:value="39060094" calcext:value-type="float">
            <text:p>39060094</text:p>
          </table:table-cell>
          <table:table-cell office:value-type="float" office:value="535969" calcext:value-type="float">
            <text:p>535969</text:p>
          </table:table-cell>
          <table:table-cell office:value-type="float" office:value="4335749" calcext:value-type="float">
            <text:p>4335749</text:p>
          </table:table-cell>
          <table:table-cell office:value-type="float" office:value="2709255" calcext:value-type="float">
            <text:p>2709255</text:p>
          </table:table-cell>
          <table:table-cell office:value-type="float" office:value="332154" calcext:value-type="float">
            <text:p>332154</text:p>
          </table:table-cell>
          <table:table-cell office:value-type="float" office:value="567594" calcext:value-type="float">
            <text:p>567594</text:p>
          </table:table-cell>
          <table:table-cell office:value-type="float" office:value="122028" calcext:value-type="float">
            <text:p>122028</text:p>
          </table:table-cell>
          <table:table-cell office:value-type="float" office:value="685217" calcext:value-type="float">
            <text:p>685217</text:p>
          </table:table-cell>
          <table:table-cell office:value-type="float" office:value="359103" calcext:value-type="float">
            <text:p>359103</text:p>
          </table:table-cell>
          <table:table-cell office:value-type="float" office:value="796690" calcext:value-type="float">
            <text:p>796690</text:p>
          </table:table-cell>
          <table:table-cell office:value-type="float" office:value="1600955" calcext:value-type="float">
            <text:p>1600955</text:p>
          </table:table-cell>
          <table:table-cell office:value-type="float" office:value="681479" calcext:value-type="float">
            <text:p>681479</text:p>
          </table:table-cell>
          <table:table-cell office:value-type="float" office:value="421" calcext:value-type="float">
            <text:p>421</text:p>
          </table:table-cell>
          <table:table-cell office:value-type="float" office:value="610" calcext:value-type="float">
            <text:p>610</text:p>
          </table:table-cell>
          <table:table-cell office:value-type="float" office:value="962" calcext:value-type="float">
            <text:p>962</text:p>
          </table:table-cell>
          <table:table-cell office:value-type="float" office:value="335" calcext:value-type="float">
            <text:p>335</text:p>
          </table:table-cell>
          <table:table-cell office:value-type="float" office:value="1096" calcext:value-type="float">
            <text:p>1096</text:p>
          </table:table-cell>
          <table:table-cell office:value-type="float" office:value="732" calcext:value-type="float">
            <text:p>732</text:p>
          </table:table-cell>
          <table:table-cell office:value-type="float" office:value="139" calcext:value-type="float">
            <text:p>139</text:p>
          </table:table-cell>
          <table:table-cell office:value-type="float" office:value="5478" calcext:value-type="float">
            <text:p>5478</text:p>
          </table:table-cell>
          <table:table-cell office:value-type="float" office:value="4.81991786942202" calcext:value-type="float">
            <text:p>4.81991786942202</text:p>
          </table:table-cell>
          <table:table-cell office:value-type="float" office:value="1.20064517947688" calcext:value-type="float">
            <text:p>1.20064517947688</text:p>
          </table:table-cell>
          <table:table-cell office:value-type="float" office:value="0.339813368309371" calcext:value-type="float">
            <text:p>0.339813368309371</text:p>
          </table:table-cell>
          <table:table-cell office:value-type="float" office:value="0.860079830297857" calcext:value-type="float">
            <text:p>0.860079830297857</text:p>
          </table:table-cell>
          <table:table-cell office:value-type="float" office:value="0.624864354463323" calcext:value-type="float">
            <text:p>0.624864354463323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42" calcext:value-type="float">
            <text:p>42</text:p>
          </table:table-cell>
          <table:table-cell office:value-type="float" office:value="18231" calcext:value-type="float">
            <text:p>18231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208696" calcext:value-type="float">
            <text:p>0.208696</text:p>
          </table:table-cell>
          <table:table-cell office:value-type="float" office:value="0.262154" calcext:value-type="float">
            <text:p>0.262154</text:p>
          </table:table-cell>
          <table:table-cell office:value-type="float" office:value="0" calcext:value-type="float">
            <text:p>0</text:p>
          </table:table-cell>
          <table:table-cell office:value-type="float" office:value="0.452949" calcext:value-type="float">
            <text:p>0.452949</text:p>
          </table:table-cell>
          <table:table-cell office:value-type="float" office:value="0" calcext:value-type="float">
            <text:p>0</text:p>
          </table:table-cell>
          <table:table-cell office:value-type="float" office:value="0.128895" calcext:value-type="float">
            <text:p>0.128895</text:p>
          </table:table-cell>
          <table:table-cell office:value-type="float" office:value="1.453071" calcext:value-type="float">
            <text:p>1.453071</text:p>
          </table:table-cell>
          <table:table-cell office:value-type="float" office:value="0" calcext:value-type="float">
            <text:p>0</text:p>
          </table:table-cell>
          <table:table-cell office:value-type="float" office:value="1.53846153846154" calcext:value-type="float">
            <text:p>1.5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0.618852459016393" calcext:value-type="float">
            <text:p>0.618852459016393</text:p>
          </table:table-cell>
          <table:table-cell office:value-type="float" office:value="0.487895716945996" calcext:value-type="float">
            <text:p>0.487895716945996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1558" calcext:value-type="float">
            <text:p>1558</text:p>
          </table:table-cell>
          <table:table-cell office:value-type="float" office:value="584870" calcext:value-type="float">
            <text:p>584870</text:p>
          </table:table-cell>
          <table:table-cell office:value-type="float" office:value="43" calcext:value-type="float">
            <text:p>43</text:p>
          </table:table-cell>
          <table:table-cell office:value-type="float" office:value="33878" calcext:value-type="float">
            <text:p>33878</text:p>
          </table:table-cell>
          <table:table-cell office:value-type="float" office:value="14854" calcext:value-type="float">
            <text:p>14854</text:p>
          </table:table-cell>
          <table:table-cell office:value-type="float" office:value="36" calcext:value-type="float">
            <text:p>36</text:p>
          </table:table-cell>
          <table:table-cell office:value-type="float" office:value="8803" calcext:value-type="float">
            <text:p>8803</text:p>
          </table:table-cell>
          <table:table-cell office:value-type="float" office:value="5" calcext:value-type="float">
            <text:p>5</text:p>
          </table:table-cell>
          <table:table-cell office:value-type="float" office:value="10750" calcext:value-type="float">
            <text:p>10750</text:p>
          </table:table-cell>
          <table:table-cell office:value-type="float" office:value="42" calcext:value-type="float">
            <text:p>42</text:p>
          </table:table-cell>
          <table:table-cell office:value-type="float" office:value="15993" calcext:value-type="float">
            <text:p>15993</text:p>
          </table:table-cell>
          <table:table-cell office:value-type="float" office:value="316" calcext:value-type="float">
            <text:p>316</text:p>
          </table:table-cell>
          <table:table-cell office:value-type="float" office:value="13253" calcext:value-type="float">
            <text:p>13253</text:p>
          </table:table-cell>
          <table:table-cell office:value-type="float" office:value="0.098081" calcext:value-type="float">
            <text:p>0.09808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36234" calcext:value-type="float">
            <text:p>0.036234</text:p>
          </table:table-cell>
          <table:table-cell office:value-type="float" office:value="13" calcext:value-type="float">
            <text:p>13</text:p>
          </table:table-cell>
          <table:table-cell office:value-type="float" office:value="0.190635" calcext:value-type="float">
            <text:p>0.190635</text:p>
          </table:table-cell>
          <table:table-cell office:value-type="float" office:value="3.829759" calcext:value-type="float">
            <text:p>3.829759</text:p>
          </table:table-cell>
          <table:table-cell office:value-type="float" office:value="39" calcext:value-type="float">
            <text:p>39</text:p>
          </table:table-cell>
          <table:table-cell office:value-type="float" office:value="8.77777777777778" calcext:value-type="float">
            <text:p>8.77777777777778</text:p>
          </table:table-cell>
          <table:table-cell office:value-type="float" office:value="1.5055094854027" calcext:value-type="float">
            <text:p>1.5055094854027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672169073969862" calcext:value-type="float">
            <text:p>0.672169073969862</text:p>
          </table:table-cell>
          <table:table-cell office:value-type="float" office:value="0.43845563492532" calcext:value-type="float">
            <text:p>0.43845563492532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20853" calcext:value-type="float">
            <text:p>20853</text:p>
          </table:table-cell>
          <table:table-cell office:value-type="float" office:value="1103639" calcext:value-type="float">
            <text:p>1103639</text:p>
          </table:table-cell>
          <table:table-cell office:value-type="float" office:value="522" calcext:value-type="float">
            <text:p>522</text:p>
          </table:table-cell>
          <table:table-cell office:value-type="float" office:value="72203" calcext:value-type="float">
            <text:p>72203</text:p>
          </table:table-cell>
          <table:table-cell office:value-type="float" office:value="36875" calcext:value-type="float">
            <text:p>36875</text:p>
          </table:table-cell>
          <table:table-cell office:value-type="float" office:value="343" calcext:value-type="float">
            <text:p>343</text:p>
          </table:table-cell>
          <table:table-cell office:value-type="float" office:value="15973" calcext:value-type="float">
            <text:p>15973</text:p>
          </table:table-cell>
          <table:table-cell office:value-type="float" office:value="179" calcext:value-type="float">
            <text:p>179</text:p>
          </table:table-cell>
          <table:table-cell office:value-type="float" office:value="19279" calcext:value-type="float">
            <text:p>19279</text:p>
          </table:table-cell>
          <table:table-cell office:value-type="float" office:value="483" calcext:value-type="float">
            <text:p>483</text:p>
          </table:table-cell>
          <table:table-cell office:value-type="float" office:value="29559" calcext:value-type="float">
            <text:p>29559</text:p>
          </table:table-cell>
          <table:table-cell office:value-type="float" office:value="2587" calcext:value-type="float">
            <text:p>2587</text:p>
          </table:table-cell>
          <table:table-cell office:value-type="float" office:value="23853" calcext:value-type="float">
            <text:p>23853</text:p>
          </table:table-cell>
          <table:table-cell office:value-type="float" office:value="1.120415" calcext:value-type="float">
            <text:p>1.1204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375172" calcext:value-type="float">
            <text:p>0.375172</text:p>
          </table:table-cell>
          <table:table-cell office:value-type="float" office:value="25" calcext:value-type="float">
            <text:p>25</text:p>
          </table:table-cell>
          <table:table-cell office:value-type="float" office:value="2.459184" calcext:value-type="float">
            <text:p>2.459184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7.54227405247813" calcext:value-type="float">
            <text:p>7.54227405247813</text:p>
          </table:table-cell>
          <table:table-cell office:value-type="float" office:value="1.49333249859137" calcext:value-type="float">
            <text:p>1.49333249859137</text:p>
          </table:table-cell>
          <table:table-cell office:value-type="float" office:value="0.370600414078675" calcext:value-type="float">
            <text:p>0.370600414078675</text:p>
          </table:table-cell>
          <table:table-cell office:value-type="float" office:value="0.652220981765283" calcext:value-type="float">
            <text:p>0.652220981765283</text:p>
          </table:table-cell>
          <table:table-cell office:value-type="float" office:value="0.510712851266568" calcext:value-type="float">
            <text:p>0.510712851266568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316630" calcext:value-type="float">
            <text:p>316630</text:p>
          </table:table-cell>
          <table:table-cell office:value-type="float" office:value="23451886" calcext:value-type="float">
            <text:p>23451886</text:p>
          </table:table-cell>
          <table:table-cell office:value-type="float" office:value="9885" calcext:value-type="float">
            <text:p>9885</text:p>
          </table:table-cell>
          <table:table-cell office:value-type="float" office:value="1383997" calcext:value-type="float">
            <text:p>1383997</text:p>
          </table:table-cell>
          <table:table-cell office:value-type="float" office:value="609555" calcext:value-type="float">
            <text:p>609555</text:p>
          </table:table-cell>
          <table:table-cell office:value-type="float" office:value="7689" calcext:value-type="float">
            <text:p>7689</text:p>
          </table:table-cell>
          <table:table-cell office:value-type="float" office:value="348287" calcext:value-type="float">
            <text:p>348287</text:p>
          </table:table-cell>
          <table:table-cell office:value-type="float" office:value="2536" calcext:value-type="float">
            <text:p>2536</text:p>
          </table:table-cell>
          <table:table-cell office:value-type="float" office:value="418945" calcext:value-type="float">
            <text:p>418945</text:p>
          </table:table-cell>
          <table:table-cell office:value-type="float" office:value="8267" calcext:value-type="float">
            <text:p>8267</text:p>
          </table:table-cell>
          <table:table-cell office:value-type="float" office:value="627349" calcext:value-type="float">
            <text:p>627349</text:p>
          </table:table-cell>
          <table:table-cell office:value-type="float" office:value="46604" calcext:value-type="float">
            <text:p>46604</text:p>
          </table:table-cell>
          <table:table-cell office:value-type="float" office:value="525592" calcext:value-type="float">
            <text:p>525592</text:p>
          </table:table-cell>
          <table:table-cell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29" calcext:value-type="float">
            <text:p>29</text:p>
          </table:table-cell>
          <table:table-cell office:value-type="float" office:value="136" calcext:value-type="float">
            <text:p>136</text:p>
          </table:table-cell>
          <table:table-cell office:value-type="float" office:value="1489" calcext:value-type="float">
            <text:p>1489</text:p>
          </table:table-cell>
          <table:table-cell office:value-type="float" office:value="6.06112628430225" calcext:value-type="float">
            <text:p>6.06112628430225</text:p>
          </table:table-cell>
          <table:table-cell office:value-type="float" office:value="1.50907728396409" calcext:value-type="float">
            <text:p>1.50907728396409</text:p>
          </table:table-cell>
          <table:table-cell office:value-type="float" office:value="0.306761824119995" calcext:value-type="float">
            <text:p>0.306761824119995</text:p>
          </table:table-cell>
          <table:table-cell office:value-type="float" office:value="0.667802132465342" calcext:value-type="float">
            <text:p>0.667802132465342</text:p>
          </table:table-cell>
          <table:table-cell office:value-type="float" office:value="0.440430867985986" calcext:value-type="float">
            <text:p>0.440430867985986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2396523" calcext:value-type="float">
            <text:p>2396523</text:p>
          </table:table-cell>
          <table:table-cell office:value-type="float" office:value="59676363" calcext:value-type="float">
            <text:p>59676363</text:p>
          </table:table-cell>
          <table:table-cell office:value-type="float" office:value="79825" calcext:value-type="float">
            <text:p>79825</text:p>
          </table:table-cell>
          <table:table-cell office:value-type="float" office:value="3996050" calcext:value-type="float">
            <text:p>3996050</text:p>
          </table:table-cell>
          <table:table-cell office:value-type="float" office:value="2041729" calcext:value-type="float">
            <text:p>2041729</text:p>
          </table:table-cell>
          <table:table-cell office:value-type="float" office:value="50213" calcext:value-type="float">
            <text:p>50213</text:p>
          </table:table-cell>
          <table:table-cell office:value-type="float" office:value="851575" calcext:value-type="float">
            <text:p>851575</text:p>
          </table:table-cell>
          <table:table-cell office:value-type="float" office:value="25507" calcext:value-type="float">
            <text:p>25507</text:p>
          </table:table-cell>
          <table:table-cell office:value-type="float" office:value="1038177" calcext:value-type="float">
            <text:p>1038177</text:p>
          </table:table-cell>
          <table:table-cell office:value-type="float" office:value="55663" calcext:value-type="float">
            <text:p>55663</text:p>
          </table:table-cell>
          <table:table-cell office:value-type="float" office:value="1554254" calcext:value-type="float">
            <text:p>1554254</text:p>
          </table:table-cell>
          <table:table-cell office:value-type="float" office:value="308261" calcext:value-type="float">
            <text:p>308261</text:p>
          </table:table-cell>
          <table:table-cell office:value-type="float" office:value="1265558" calcext:value-type="float">
            <text:p>1265558</text:p>
          </table:table-cell>
          <table:table-cell office:value-type="float" office:value="83" calcext:value-type="float">
            <text:p>83</text:p>
          </table:table-cell>
          <table:table-cell office:value-type="float" office:value="654" calcext:value-type="float">
            <text:p>654</text:p>
          </table:table-cell>
          <table:table-cell office:value-type="float" office:value="814" calcext:value-type="float">
            <text:p>814</text:p>
          </table:table-cell>
          <table:table-cell office:value-type="float" office:value="51" calcext:value-type="float">
            <text:p>51</text:p>
          </table:table-cell>
          <table:table-cell office:value-type="float" office:value="1291" calcext:value-type="float">
            <text:p>1291</text:p>
          </table:table-cell>
          <table:table-cell office:value-type="float" office:value="261" calcext:value-type="float">
            <text:p>261</text:p>
          </table:table-cell>
          <table:table-cell office:value-type="float" office:value="340" calcext:value-type="float">
            <text:p>340</text:p>
          </table:table-cell>
          <table:table-cell office:value-type="float" office:value="4346" calcext:value-type="float">
            <text:p>4346</text:p>
          </table:table-cell>
          <table:table-cell office:value-type="float" office:value="6.13906757214267" calcext:value-type="float">
            <text:p>6.13906757214267</text:p>
          </table:table-cell>
          <table:table-cell office:value-type="float" office:value="1.48613803834072" calcext:value-type="float">
            <text:p>1.48613803834072</text:p>
          </table:table-cell>
          <table:table-cell office:value-type="float" office:value="0.458239764295852" calcext:value-type="float">
            <text:p>0.458239764295852</text:p>
          </table:table-cell>
          <table:table-cell office:value-type="float" office:value="0.66795839032745" calcext:value-type="float">
            <text:p>0.66795839032745</text:p>
          </table:table-cell>
          <table:table-cell office:value-type="float" office:value="0.510936800090089" calcext:value-type="float">
            <text:p>0.510936800090089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18021155" calcext:value-type="float">
            <text:p>18021155</text:p>
          </table:table-cell>
          <table:table-cell office:value-type="float" office:value="823100813" calcext:value-type="float">
            <text:p>823100813</text:p>
          </table:table-cell>
          <table:table-cell office:value-type="float" office:value="633366" calcext:value-type="float">
            <text:p>633366</text:p>
          </table:table-cell>
          <table:table-cell office:value-type="float" office:value="49770646" calcext:value-type="float">
            <text:p>49770646</text:p>
          </table:table-cell>
          <table:table-cell office:value-type="float" office:value="22604225" calcext:value-type="float">
            <text:p>22604225</text:p>
          </table:table-cell>
          <table:table-cell office:value-type="float" office:value="441901" calcext:value-type="float">
            <text:p>441901</text:p>
          </table:table-cell>
          <table:table-cell office:value-type="float" office:value="12052275" calcext:value-type="float">
            <text:p>12052275</text:p>
          </table:table-cell>
          <table:table-cell office:value-type="float" office:value="154371" calcext:value-type="float">
            <text:p>154371</text:p>
          </table:table-cell>
          <table:table-cell office:value-type="float" office:value="14366508" calcext:value-type="float">
            <text:p>14366508</text:p>
          </table:table-cell>
          <table:table-cell office:value-type="float" office:value="467308" calcext:value-type="float">
            <text:p>467308</text:p>
          </table:table-cell>
          <table:table-cell office:value-type="float" office:value="21510795" calcext:value-type="float">
            <text:p>21510795</text:p>
          </table:table-cell>
          <table:table-cell office:value-type="float" office:value="2634863" calcext:value-type="float">
            <text:p>2634863</text:p>
          </table:table-cell>
          <table:table-cell office:value-type="float" office:value="18185081" calcext:value-type="float">
            <text:p>18185081</text:p>
          </table:table-cell>
          <table:table-cell office:value-type="float" office:value="543" calcext:value-type="float">
            <text:p>543</text:p>
          </table:table-cell>
          <table:table-cell office:value-type="float" office:value="8437" calcext:value-type="float">
            <text:p>8437</text:p>
          </table:table-cell>
          <table:table-cell office:value-type="float" office:value="10228" calcext:value-type="float">
            <text:p>10228</text:p>
          </table:table-cell>
          <table:table-cell office:value-type="float" office:value="394" calcext:value-type="float">
            <text:p>394</text:p>
          </table:table-cell>
          <table:table-cell office:value-type="float" office:value="17851" calcext:value-type="float">
            <text:p>17851</text:p>
          </table:table-cell>
          <table:table-cell office:value-type="float" office:value="1721" calcext:value-type="float">
            <text:p>1721</text:p>
          </table:table-cell>
          <table:table-cell office:value-type="float" office:value="4708" calcext:value-type="float">
            <text:p>4708</text:p>
          </table:table-cell>
          <table:table-cell office:value-type="float" office:value="54229" calcext:value-type="float">
            <text:p>54229</text:p>
          </table:table-cell>
          <table:table-cell office:value-type="float" office:value="5.96256401320658" calcext:value-type="float">
            <text:p>5.96256401320658</text:p>
          </table:table-cell>
          <table:table-cell office:value-type="float" office:value="1.50885048673383" calcext:value-type="float">
            <text:p>1.50885048673383</text:p>
          </table:table-cell>
          <table:table-cell office:value-type="float" office:value="0.330341017059413" calcext:value-type="float">
            <text:p>0.330341017059413</text:p>
          </table:table-cell>
          <table:table-cell office:value-type="float" office:value="0.667874339372394" calcext:value-type="float">
            <text:p>0.667874339372394</text:p>
          </table:table-cell>
          <table:table-cell office:value-type="float" office:value="0.454167804050605" calcext:value-type="float">
            <text:p>0.454167804050605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owded middlegame</text:p>
          </table:table-cell>
          <table:table-cell office:value-type="string" calcext:value-type="string">
            <text:p>rnbqkb1r/p4pp1/2p1pn1p/1p2P1B1/2pP4/2N2N2/PP3PPP/R2QKB1R w KQkq - 0 8</text:p>
          </table:table-cell>
          <table:table-cell office:value-type="float" office:value="150995925" calcext:value-type="float">
            <text:p>150995925</text:p>
          </table:table-cell>
          <table:table-cell office:value-type="float" office:value="2893019338" calcext:value-type="float">
            <text:p>2893019338</text:p>
          </table:table-cell>
          <table:table-cell office:value-type="float" office:value="5260385" calcext:value-type="float">
            <text:p>5260385</text:p>
          </table:table-cell>
          <table:table-cell office:value-type="float" office:value="198170193" calcext:value-type="float">
            <text:p>198170193</text:p>
          </table:table-cell>
          <table:table-cell office:value-type="float" office:value="102303748" calcext:value-type="float">
            <text:p>102303748</text:p>
          </table:table-cell>
          <table:table-cell office:value-type="float" office:value="3339810" calcext:value-type="float">
            <text:p>3339810</text:p>
          </table:table-cell>
          <table:table-cell office:value-type="float" office:value="41513593" calcext:value-type="float">
            <text:p>41513593</text:p>
          </table:table-cell>
          <table:table-cell office:value-type="float" office:value="1696824" calcext:value-type="float">
            <text:p>1696824</text:p>
          </table:table-cell>
          <table:table-cell office:value-type="float" office:value="50881819" calcext:value-type="float">
            <text:p>50881819</text:p>
          </table:table-cell>
          <table:table-cell office:value-type="float" office:value="3513540" calcext:value-type="float">
            <text:p>3513540</text:p>
          </table:table-cell>
          <table:table-cell office:value-type="float" office:value="75330609" calcext:value-type="float">
            <text:p>75330609</text:p>
          </table:table-cell>
          <table:table-cell office:value-type="float" office:value="19182851" calcext:value-type="float">
            <text:p>19182851</text:p>
          </table:table-cell>
          <table:table-cell office:value-type="float" office:value="61555317" calcext:value-type="float">
            <text:p>61555317</text:p>
          </table:table-cell>
          <table:table-cell office:value-type="float" office:value="4510" calcext:value-type="float">
            <text:p>4510</text:p>
          </table:table-cell>
          <table:table-cell office:value-type="float" office:value="31659" calcext:value-type="float">
            <text:p>31659</text:p>
          </table:table-cell>
          <table:table-cell office:value-type="float" office:value="39822" calcext:value-type="float">
            <text:p>39822</text:p>
          </table:table-cell>
          <table:table-cell office:value-type="float" office:value="3308" calcext:value-type="float">
            <text:p>3308</text:p>
          </table:table-cell>
          <table:table-cell office:value-type="float" office:value="62326" calcext:value-type="float">
            <text:p>62326</text:p>
          </table:table-cell>
          <table:table-cell office:value-type="float" office:value="15774" calcext:value-type="float">
            <text:p>15774</text:p>
          </table:table-cell>
          <table:table-cell office:value-type="float" office:value="16535" calcext:value-type="float">
            <text:p>16535</text:p>
          </table:table-cell>
          <table:table-cell office:value-type="float" office:value="215471" calcext:value-type="float">
            <text:p>215471</text:p>
          </table:table-cell>
          <table:table-cell office:value-type="float" office:value="5.74369530003204" calcext:value-type="float">
            <text:p>5.74369530003204</text:p>
          </table:table-cell>
          <table:table-cell office:value-type="float" office:value="1.48277497927004" calcext:value-type="float">
            <text:p>1.48277497927004</text:p>
          </table:table-cell>
          <table:table-cell office:value-type="float" office:value="0.482938574770744" calcext:value-type="float">
            <text:p>0.482938574770744</text:p>
          </table:table-cell>
          <table:table-cell office:value-type="float" office:value="0.675446802773093" calcext:value-type="float">
            <text:p>0.675446802773093</text:p>
          </table:table-cell>
          <table:table-cell office:value-type="float" office:value="0.516241854798012" calcext:value-type="float">
            <text:p>0.516241854798012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ly endgame</text:p>
          </table:table-cell>
          <table:table-cell office:value-type="string" calcext:value-type="string">
            <text:p>3k4/p3n1R1/4p3/2Pb2P1/2p5/2K5/1P3P2/8 w - - 4 39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074" calcext:value-type="float">
            <text:p>0.005074</text:p>
          </table:table-cell>
          <table:table-cell office:value-type="float" office:value="0.002434" calcext:value-type="float">
            <text:p>0.002434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" calcext:value-type="float">
            <text:p>0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162698" calcext:value-type="float">
            <text:p>0.162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ly endgame</text:p>
          </table:table-cell>
          <table:table-cell office:value-type="string" calcext:value-type="string">
            <text:p>3k4/p3n1R1/4p3/2Pb2P1/2p5/2K5/1P3P2/8 w - - 4 39</text:p>
          </table:table-cell>
          <table:table-cell office:value-type="float" office:value="278" calcext:value-type="float">
            <text:p>278</text:p>
          </table:table-cell>
          <table:table-cell office:value-type="float" office:value="4296" calcext:value-type="float">
            <text:p>4296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0.022916" calcext:value-type="float">
            <text:p>0.022916</text:p>
          </table:table-cell>
          <table:table-cell office:value-type="float" office:value="0.068521" calcext:value-type="float">
            <text:p>0.068521</text:p>
          </table:table-cell>
          <table:table-cell office:value-type="float" office:value="0.065768" calcext:value-type="float">
            <text:p>0.065768</text:p>
          </table:table-cell>
          <table:table-cell office:value-type="float" office:value="0.008863" calcext:value-type="float">
            <text:p>0.008863</text:p>
          </table:table-cell>
          <table:table-cell office:value-type="float" office:value="0.142887" calcext:value-type="float">
            <text:p>0.142887</text:p>
          </table:table-cell>
          <table:table-cell office:value-type="float" office:value="0.017677" calcext:value-type="float">
            <text:p>0.017677</text:p>
          </table:table-cell>
          <table:table-cell office:value-type="float" office:value="0.020029" calcext:value-type="float">
            <text:p>0.020029</text:p>
          </table:table-cell>
          <table:table-cell office:value-type="float" office:value="0.572428" calcext:value-type="float">
            <text:p>0.572428</text:p>
          </table:table-cell>
          <table:table-cell office:value-type="float" office:value="5.92307692307692" calcext:value-type="float">
            <text:p>5.92307692307692</text:p>
          </table:table-cell>
          <table:table-cell office:value-type="float" office:value="1.21428571428571" calcext:value-type="float">
            <text:p>1.2142857142857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722826086956522" calcext:value-type="float">
            <text:p>0.722826086956522</text:p>
          </table:table-cell>
          <table:table-cell office:value-type="float" office:value="0.258666666666667" calcext:value-type="float">
            <text:p>0.258666666666667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ly endgame</text:p>
          </table:table-cell>
          <table:table-cell office:value-type="string" calcext:value-type="string">
            <text:p>3k4/p3n1R1/4p3/2Pb2P1/2p5/2K5/1P3P2/8 w - - 4 39</text:p>
          </table:table-cell>
          <table:table-cell office:value-type="float" office:value="1906" calcext:value-type="float">
            <text:p>1906</text:p>
          </table:table-cell>
          <table:table-cell office:value-type="float" office:value="5897" calcext:value-type="float">
            <text:p>5897</text:p>
          </table:table-cell>
          <table:table-cell office:value-type="float" office:value="116" calcext:value-type="float">
            <text:p>116</text:p>
          </table:table-cell>
          <table:table-cell office:value-type="float" office:value="1253" calcext:value-type="float">
            <text:p>1253</text:p>
          </table:table-cell>
          <table:table-cell office:value-type="float" office:value="853" calcext:value-type="float">
            <text:p>853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221" calcext:value-type="float">
            <text:p>221</text:p>
          </table:table-cell>
          <table:table-cell office:value-type="float" office:value="332" calcext:value-type="float">
            <text:p>332</text:p>
          </table:table-cell>
          <table:table-cell office:value-type="float" office:value="129" calcext:value-type="float">
            <text:p>129</text:p>
          </table:table-cell>
          <table:table-cell office:value-type="float" office:value="0.152389" calcext:value-type="float">
            <text:p>0.152389</text:p>
          </table:table-cell>
          <table:table-cell office:value-type="float" office:value="0.179704" calcext:value-type="float">
            <text:p>0.179704</text:p>
          </table:table-cell>
          <table:table-cell office:value-type="float" office:value="0.215593" calcext:value-type="float">
            <text:p>0.215593</text:p>
          </table:table-cell>
          <table:table-cell office:value-type="float" office:value="0.058248" calcext:value-type="float">
            <text:p>0.058248</text:p>
          </table:table-cell>
          <table:table-cell office:value-type="float" office:value="0.191484" calcext:value-type="float">
            <text:p>0.191484</text:p>
          </table:table-cell>
          <table:table-cell office:value-type="float" office:value="0.10236" calcext:value-type="float">
            <text:p>0.10236</text:p>
          </table:table-cell>
          <table:table-cell office:value-type="float" office:value="0.024284" calcext:value-type="float">
            <text:p>0.024284</text:p>
          </table:table-cell>
          <table:table-cell office:value-type="float" office:value="1.419392" calcext:value-type="float">
            <text:p>1.419392</text:p>
          </table:table-cell>
          <table:table-cell office:value-type="float" office:value="5.1875" calcext:value-type="float">
            <text:p>5.1875</text:p>
          </table:table-cell>
          <table:table-cell office:value-type="float" office:value="1.01574803149606" calcext:value-type="float">
            <text:p>1.01574803149606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0.950226244343891" calcext:value-type="float">
            <text:p>0.950226244343891</text:p>
          </table:table-cell>
          <table:table-cell office:value-type="float" office:value="0.680766161213089" calcext:value-type="float">
            <text:p>0.680766161213089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ly endgame</text:p>
          </table:table-cell>
          <table:table-cell office:value-type="string" calcext:value-type="string">
            <text:p>3k4/p3n1R1/4p3/2Pb2P1/2p5/2K5/1P3P2/8 w - - 4 39</text:p>
          </table:table-cell>
          <table:table-cell office:value-type="float" office:value="20678" calcext:value-type="float">
            <text:p>20678</text:p>
          </table:table-cell>
          <table:table-cell office:value-type="float" office:value="105778" calcext:value-type="float">
            <text:p>105778</text:p>
          </table:table-cell>
          <table:table-cell office:value-type="float" office:value="1189" calcext:value-type="float">
            <text:p>1189</text:p>
          </table:table-cell>
          <table:table-cell office:value-type="float" office:value="9741" calcext:value-type="float">
            <text:p>9741</text:p>
          </table:table-cell>
          <table:table-cell office:value-type="float" office:value="3001" calcext:value-type="float">
            <text:p>3001</text:p>
          </table:table-cell>
          <table:table-cell office:value-type="float" office:value="939" calcext:value-type="float">
            <text:p>939</text:p>
          </table:table-cell>
          <table:table-cell office:value-type="float" office:value="2190" calcext:value-type="float">
            <text:p>2190</text:p>
          </table:table-cell>
          <table:table-cell office:value-type="float" office:value="535" calcext:value-type="float">
            <text:p>535</text:p>
          </table:table-cell>
          <table:table-cell office:value-type="float" office:value="2555" calcext:value-type="float">
            <text:p>2555</text:p>
          </table:table-cell>
          <table:table-cell office:value-type="float" office:value="1033" calcext:value-type="float">
            <text:p>1033</text:p>
          </table:table-cell>
          <table:table-cell office:value-type="float" office:value="3215" calcext:value-type="float">
            <text:p>3215</text:p>
          </table:table-cell>
          <table:table-cell office:value-type="float" office:value="3248" calcext:value-type="float">
            <text:p>3248</text:p>
          </table:table-cell>
          <table:table-cell office:value-type="float" office:value="2657" calcext:value-type="float">
            <text:p>2657</text:p>
          </table:table-cell>
          <table:table-cell office:value-type="float" office:value="0.829788" calcext:value-type="float">
            <text:p>0.829788</text:p>
          </table:table-cell>
          <table:table-cell office:value-type="float" office:value="1.547504" calcext:value-type="float">
            <text:p>1.547504</text:p>
          </table:table-cell>
          <table:table-cell office:value-type="float" office:value="1.620647" calcext:value-type="float">
            <text:p>1.620647</text:p>
          </table:table-cell>
          <table:table-cell office:value-type="float" office:value="0.539155" calcext:value-type="float">
            <text:p>0.539155</text:p>
          </table:table-cell>
          <table:table-cell office:value-type="float" office:value="3.007673" calcext:value-type="float">
            <text:p>3.007673</text:p>
          </table:table-cell>
          <table:table-cell office:value-type="float" office:value="1.281131" calcext:value-type="float">
            <text:p>1.281131</text:p>
          </table:table-cell>
          <table:table-cell office:value-type="float" office:value="0.38222" calcext:value-type="float">
            <text:p>0.38222</text:p>
          </table:table-cell>
          <table:table-cell office:value-type="float" office:value="12" calcext:value-type="float">
            <text:p>12</text:p>
          </table:table-cell>
          <table:table-cell office:value-type="float" office:value="3.45899893503727" calcext:value-type="float">
            <text:p>3.45899893503727</text:p>
          </table:table-cell>
          <table:table-cell office:value-type="float" office:value="1.21324200913242" calcext:value-type="float">
            <text:p>1.21324200913242</text:p>
          </table:table-cell>
          <table:table-cell office:value-type="float" office:value="0.517909002904163" calcext:value-type="float">
            <text:p>0.517909002904163</text:p>
          </table:table-cell>
          <table:table-cell office:value-type="float" office:value="0.794712286158631" calcext:value-type="float">
            <text:p>0.794712286158631</text:p>
          </table:table-cell>
          <table:table-cell office:value-type="float" office:value="0.308079252643466" calcext:value-type="float">
            <text:p>0.308079252643466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rly endgame</text:p>
          </table:table-cell>
          <table:table-cell office:value-type="string" calcext:value-type="string">
            <text:p>3k4/p3n1R1/4p3/2Pb2P1/2p5/2K5/1P3P2/8 w - - 4 39</text:p>
          </table:table-cell>
          <table:table-cell office:value-type="float" office:value="86260" calcext:value-type="float">
            <text:p>86260</text:p>
          </table:table-cell>
          <table:table-cell office:value-type="float" office:value="167519" calcext:value-type="float">
            <text:p>167519</text:p>
          </table:table-cell>
          <table:table-cell office:value-type="float" office:value="6634" calcext:value-type="float">
            <text:p>6634</text:p>
          </table:table-cell>
          <table:table-cell office:value-type="float" office:value="33393" calcext:value-type="float">
            <text:p>33393</text:p>
          </table:table-cell>
          <table:table-cell office:value-type="float" office:value="21897" calcext:value-type="float">
            <text:p>21897</text:p>
          </table:table-cell>
          <table:table-cell office:value-type="float" office:value="3730" calcext:value-type="float">
            <text:p>3730</text:p>
          </table:table-cell>
          <table:table-cell office:value-type="float" office:value="3376" calcext:value-type="float">
            <text:p>3376</text:p>
          </table:table-cell>
          <table:table-cell office:value-type="float" office:value="1995" calcext:value-type="float">
            <text:p>1995</text:p>
          </table:table-cell>
          <table:table-cell office:value-type="float" office:value="4945" calcext:value-type="float">
            <text:p>4945</text:p>
          </table:table-cell>
          <table:table-cell office:value-type="float" office:value="4145" calcext:value-type="float">
            <text:p>4145</text:p>
          </table:table-cell>
          <table:table-cell office:value-type="float" office:value="5102" calcext:value-type="float">
            <text:p>5102</text:p>
          </table:table-cell>
          <table:table-cell office:value-type="float" office:value="14856" calcext:value-type="float">
            <text:p>14856</text:p>
          </table:table-cell>
          <table:table-cell office:value-type="float" office:value="3458" calcext:value-type="float">
            <text:p>3458</text:p>
          </table:table-cell>
          <table:table-cell office:value-type="float" office:value="4.007833" calcext:value-type="float">
            <text:p>4.007833</text:p>
          </table:table-cell>
          <table:table-cell office:value-type="float" office:value="4.394072" calcext:value-type="float">
            <text:p>4.394072</text:p>
          </table:table-cell>
          <table:table-cell office:value-type="float" office:value="5.262095" calcext:value-type="float">
            <text:p>5.262095</text:p>
          </table:table-cell>
          <table:table-cell office:value-type="float" office:value="2.939606" calcext:value-type="float">
            <text:p>2.939606</text:p>
          </table:table-cell>
          <table:table-cell office:value-type="float" office:value="5.097003" calcext:value-type="float">
            <text:p>5.097003</text:p>
          </table:table-cell>
          <table:table-cell office:value-type="float" office:value="4.461639" calcext:value-type="float">
            <text:p>4.461639</text:p>
          </table:table-cell>
          <table:table-cell office:value-type="float" office:value="0.588165" calcext:value-type="float">
            <text:p>0.588165</text:p>
          </table:table-cell>
          <table:table-cell office:value-type="float" office:value="36" calcext:value-type="float">
            <text:p>36</text:p>
          </table:table-cell>
          <table:table-cell office:value-type="float" office:value="3.9828418230563" calcext:value-type="float">
            <text:p>3.9828418230563</text:p>
          </table:table-cell>
          <table:table-cell office:value-type="float" office:value="1.02428909952607" calcext:value-type="float">
            <text:p>1.02428909952607</text:p>
          </table:table-cell>
          <table:table-cell office:value-type="float" office:value="0.481302774427021" calcext:value-type="float">
            <text:p>0.481302774427021</text:p>
          </table:table-cell>
          <table:table-cell office:value-type="float" office:value="0.969227753822031" calcext:value-type="float">
            <text:p>0.969227753822031</text:p>
          </table:table-cell>
          <table:table-cell office:value-type="float" office:value="0.655736232144461" calcext:value-type="float">
            <text:p>0.655736232144461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rly endgame</text:p>
          </table:table-cell>
          <table:table-cell office:value-type="string" calcext:value-type="string">
            <text:p>3k4/p3n1R1/4p3/2Pb2P1/2p5/2K5/1P3P2/8 w - - 4 39</text:p>
          </table:table-cell>
          <table:table-cell office:value-type="float" office:value="507509" calcext:value-type="float">
            <text:p>507509</text:p>
          </table:table-cell>
          <table:table-cell office:value-type="float" office:value="1723448" calcext:value-type="float">
            <text:p>1723448</text:p>
          </table:table-cell>
          <table:table-cell office:value-type="float" office:value="37480" calcext:value-type="float">
            <text:p>37480</text:p>
          </table:table-cell>
          <table:table-cell office:value-type="float" office:value="183763" calcext:value-type="float">
            <text:p>183763</text:p>
          </table:table-cell>
          <table:table-cell office:value-type="float" office:value="75665" calcext:value-type="float">
            <text:p>75665</text:p>
          </table:table-cell>
          <table:table-cell office:value-type="float" office:value="22387" calcext:value-type="float">
            <text:p>22387</text:p>
          </table:table-cell>
          <table:table-cell office:value-type="float" office:value="31952" calcext:value-type="float">
            <text:p>31952</text:p>
          </table:table-cell>
          <table:table-cell office:value-type="float" office:value="13597" calcext:value-type="float">
            <text:p>13597</text:p>
          </table:table-cell>
          <table:table-cell office:value-type="float" office:value="37043" calcext:value-type="float">
            <text:p>37043</text:p>
          </table:table-cell>
          <table:table-cell office:value-type="float" office:value="23958" calcext:value-type="float">
            <text:p>23958</text:p>
          </table:table-cell>
          <table:table-cell office:value-type="float" office:value="44829" calcext:value-type="float">
            <text:p>44829</text:p>
          </table:table-cell>
          <table:table-cell office:value-type="float" office:value="70339" calcext:value-type="float">
            <text:p>70339</text:p>
          </table:table-cell>
          <table:table-cell office:value-type="float" office:value="38103" calcext:value-type="float">
            <text:p>3810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.215396" calcext:value-type="float">
            <text:p>5.215396</text:p>
          </table:table-cell>
          <table:table-cell office:value-type="float" office:value="219" calcext:value-type="float">
            <text:p>219</text:p>
          </table:table-cell>
          <table:table-cell office:value-type="float" office:value="3.14195738598294" calcext:value-type="float">
            <text:p>3.14195738598294</text:p>
          </table:table-cell>
          <table:table-cell office:value-type="float" office:value="1.1925075112669" calcext:value-type="float">
            <text:p>1.1925075112669</text:p>
          </table:table-cell>
          <table:table-cell office:value-type="float" office:value="0.56753485265882" calcext:value-type="float">
            <text:p>0.56753485265882</text:p>
          </table:table-cell>
          <table:table-cell office:value-type="float" office:value="0.826317785362154" calcext:value-type="float">
            <text:p>0.826317785362154</text:p>
          </table:table-cell>
          <table:table-cell office:value-type="float" office:value="0.411753182087798" calcext:value-type="float">
            <text:p>0.411753182087798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rly endgame</text:p>
          </table:table-cell>
          <table:table-cell office:value-type="string" calcext:value-type="string">
            <text:p>3k4/p3n1R1/4p3/2Pb2P1/2p5/2K5/1P3P2/8 w - - 4 39</text:p>
          </table:table-cell>
          <table:table-cell office:value-type="float" office:value="1522791" calcext:value-type="float">
            <text:p>1522791</text:p>
          </table:table-cell>
          <table:table-cell office:value-type="float" office:value="2250443" calcext:value-type="float">
            <text:p>2250443</text:p>
          </table:table-cell>
          <table:table-cell office:value-type="float" office:value="131064" calcext:value-type="float">
            <text:p>131064</text:p>
          </table:table-cell>
          <table:table-cell office:value-type="float" office:value="468300" calcext:value-type="float">
            <text:p>468300</text:p>
          </table:table-cell>
          <table:table-cell office:value-type="float" office:value="316245" calcext:value-type="float">
            <text:p>316245</text:p>
          </table:table-cell>
          <table:table-cell office:value-type="float" office:value="66293" calcext:value-type="float">
            <text:p>66293</text:p>
          </table:table-cell>
          <table:table-cell office:value-type="float" office:value="39690" calcext:value-type="float">
            <text:p>39690</text:p>
          </table:table-cell>
          <table:table-cell office:value-type="float" office:value="39891" calcext:value-type="float">
            <text:p>39891</text:p>
          </table:table-cell>
          <table:table-cell office:value-type="float" office:value="55392" calcext:value-type="float">
            <text:p>55392</text:p>
          </table:table-cell>
          <table:table-cell office:value-type="float" office:value="70428" calcext:value-type="float">
            <text:p>70428</text:p>
          </table:table-cell>
          <table:table-cell office:value-type="float" office:value="57522" calcext:value-type="float">
            <text:p>57522</text:p>
          </table:table-cell>
          <table:table-cell office:value-type="float" office:value="228880" calcext:value-type="float">
            <text:p>228880</text:p>
          </table:table-cell>
          <table:table-cell office:value-type="float" office:value="41021" calcext:value-type="float">
            <text:p>4102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3.45255155144585" calcext:value-type="float">
            <text:p>3.45255155144585</text:p>
          </table:table-cell>
          <table:table-cell office:value-type="float" office:value="1.03353489543966" calcext:value-type="float">
            <text:p>1.03353489543966</text:p>
          </table:table-cell>
          <table:table-cell office:value-type="float" office:value="0.566408246720055" calcext:value-type="float">
            <text:p>0.566408246720055</text:p>
          </table:table-cell>
          <table:table-cell office:value-type="float" office:value="0.962970689475331" calcext:value-type="float">
            <text:p>0.962970689475331</text:p>
          </table:table-cell>
          <table:table-cell office:value-type="float" office:value="0.675304292120436" calcext:value-type="float">
            <text:p>0.675304292120436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wns vs knight</text:p>
          </table:table-cell>
          <table:table-cell office:value-type="string" calcext:value-type="string">
            <text:p>8/p1Pk2n1/4pKP1/8/1P6/8/5P2/8 b - - 2 4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967" calcext:value-type="float">
            <text:p>0.013967</text:p>
          </table:table-cell>
          <table:table-cell office:value-type="float" office:value="0.001574" calcext:value-type="float">
            <text:p>0.001574</text:p>
          </table:table-cell>
          <table:table-cell office:value-type="float" office:value="0.004893" calcext:value-type="float">
            <text:p>0.004893</text:p>
          </table:table-cell>
          <table:table-cell office:value-type="float" office:value="0" calcext:value-type="float">
            <text:p>0</text:p>
          </table:table-cell>
          <table:table-cell office:value-type="float" office:value="0.011488" calcext:value-type="float">
            <text:p>0.011488</text:p>
          </table:table-cell>
          <table:table-cell office:value-type="float" office:value="0" calcext:value-type="float">
            <text:p>0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148938" calcext:value-type="float">
            <text:p>0.148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wns vs knight</text:p>
          </table:table-cell>
          <table:table-cell office:value-type="string" calcext:value-type="string">
            <text:p>8/p1Pk2n1/4pKP1/8/1P6/8/5P2/8 b - - 2 49</text:p>
          </table:table-cell>
          <table:table-cell office:value-type="float" office:value="110" calcext:value-type="float">
            <text:p>110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09172" calcext:value-type="float">
            <text:p>0.009172</text:p>
          </table:table-cell>
          <table:table-cell office:value-type="float" office:value="0.009625" calcext:value-type="float">
            <text:p>0.009625</text:p>
          </table:table-cell>
          <table:table-cell office:value-type="float" office:value="0.008486" calcext:value-type="float">
            <text:p>0.008486</text:p>
          </table:table-cell>
          <table:table-cell office:value-type="float" office:value="0.005124" calcext:value-type="float">
            <text:p>0.005124</text:p>
          </table:table-cell>
          <table:table-cell office:value-type="float" office:value="0.015842" calcext:value-type="float">
            <text:p>0.015842</text:p>
          </table:table-cell>
          <table:table-cell office:value-type="float" office:value="0.005067" calcext:value-type="float">
            <text:p>0.005067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0.15352" calcext:value-type="float">
            <text:p>0.153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48837209302326" calcext:value-type="float">
            <text:p>0.348837209302326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wns vs knight</text:p>
          </table:table-cell>
          <table:table-cell office:value-type="string" calcext:value-type="string">
            <text:p>8/p1Pk2n1/4pKP1/8/1P6/8/5P2/8 b - - 2 49</text:p>
          </table:table-cell>
          <table:table-cell office:value-type="float" office:value="369" calcext:value-type="float">
            <text:p>369</text:p>
          </table:table-cell>
          <table:table-cell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0.031939" calcext:value-type="float">
            <text:p>0.031939</text:p>
          </table:table-cell>
          <table:table-cell office:value-type="float" office:value="0.035794" calcext:value-type="float">
            <text:p>0.035794</text:p>
          </table:table-cell>
          <table:table-cell office:value-type="float" office:value="0.032257" calcext:value-type="float">
            <text:p>0.032257</text:p>
          </table:table-cell>
          <table:table-cell office:value-type="float" office:value="0.017128" calcext:value-type="float">
            <text:p>0.017128</text:p>
          </table:table-cell>
          <table:table-cell office:value-type="float" office:value="0.044391" calcext:value-type="float">
            <text:p>0.044391</text:p>
          </table:table-cell>
          <table:table-cell office:value-type="float" office:value="0.016397" calcext:value-type="float">
            <text:p>0.016397</text:p>
          </table:table-cell>
          <table:table-cell office:value-type="float" office:value="0.006372" calcext:value-type="float">
            <text:p>0.006372</text:p>
          </table:table-cell>
          <table:table-cell office:value-type="float" office:value="0.335364" calcext:value-type="float">
            <text:p>0.335364</text:p>
          </table:table-cell>
          <table:table-cell office:value-type="float" office:value="2" calcext:value-type="float">
            <text:p>2</text:p>
          </table:table-cell>
          <table:table-cell office:value-type="float" office:value="1.04545454545455" calcext:value-type="float">
            <text:p>1.04545454545455</text:p>
          </table:table-cell>
          <table:table-cell office:value-type="float" office:value="0.76" calcext:value-type="float">
            <text:p>0.76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563829787234043" calcext:value-type="float">
            <text:p>0.563829787234043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wns vs knight</text:p>
          </table:table-cell>
          <table:table-cell office:value-type="string" calcext:value-type="string">
            <text:p>8/p1Pk2n1/4pKP1/8/1P6/8/5P2/8 b - - 2 49</text:p>
          </table:table-cell>
          <table:table-cell office:value-type="float" office:value="1948" calcext:value-type="float">
            <text:p>1948</text:p>
          </table:table-cell>
          <table:table-cell office:value-type="float" office:value="4167" calcext:value-type="float">
            <text:p>4167</text:p>
          </table:table-cell>
          <table:table-cell office:value-type="float" office:value="200" calcext:value-type="float">
            <text:p>200</text:p>
          </table:table-cell>
          <table:table-cell office:value-type="float" office:value="743" calcext:value-type="float">
            <text:p>743</text:p>
          </table:table-cell>
          <table:table-cell office:value-type="float" office:value="306" calcext:value-type="float">
            <text:p>306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217" calcext:value-type="float">
            <text:p>217</text:p>
          </table:table-cell>
          <table:table-cell office:value-type="float" office:value="152" calcext:value-type="float">
            <text:p>152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146" calcext:value-type="float">
            <text:p>146</text:p>
          </table:table-cell>
          <table:table-cell office:value-type="float" office:value="0.087853" calcext:value-type="float">
            <text:p>0.087853</text:p>
          </table:table-cell>
          <table:table-cell office:value-type="float" office:value="0.109477" calcext:value-type="float">
            <text:p>0.109477</text:p>
          </table:table-cell>
          <table:table-cell office:value-type="float" office:value="0.107231" calcext:value-type="float">
            <text:p>0.107231</text:p>
          </table:table-cell>
          <table:table-cell office:value-type="float" office:value="0.066784" calcext:value-type="float">
            <text:p>0.066784</text:p>
          </table:table-cell>
          <table:table-cell office:value-type="float" office:value="0.163327" calcext:value-type="float">
            <text:p>0.163327</text:p>
          </table:table-cell>
          <table:table-cell office:value-type="float" office:value="0.045687" calcext:value-type="float">
            <text:p>0.045687</text:p>
          </table:table-cell>
          <table:table-cell office:value-type="float" office:value="0.023285" calcext:value-type="float">
            <text:p>0.023285</text:p>
          </table:table-cell>
          <table:table-cell office:value-type="float" office:value="0.917742" calcext:value-type="float">
            <text:p>0.917742</text:p>
          </table:table-cell>
          <table:table-cell office:value-type="float" office:value="1.69465648854962" calcext:value-type="float">
            <text:p>1.69465648854962</text:p>
          </table:table-cell>
          <table:table-cell office:value-type="float" office:value="1.0354609929078" calcext:value-type="float">
            <text:p>1.0354609929078</text:p>
          </table:table-cell>
          <table:table-cell office:value-type="float" office:value="0.828947368421053" calcext:value-type="float">
            <text:p>0.82894736842105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411843876177658" calcext:value-type="float">
            <text:p>0.411843876177658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wns vs knight</text:p>
          </table:table-cell>
          <table:table-cell office:value-type="string" calcext:value-type="string">
            <text:p>8/p1Pk2n1/4pKP1/8/1P6/8/5P2/8 b - - 2 49</text:p>
          </table:table-cell>
          <table:table-cell office:value-type="float" office:value="5939" calcext:value-type="float">
            <text:p>5939</text:p>
          </table:table-cell>
          <table:table-cell office:value-type="float" office:value="5420" calcext:value-type="float">
            <text:p>5420</text:p>
          </table:table-cell>
          <table:table-cell office:value-type="float" office:value="617" calcext:value-type="float">
            <text:p>617</text:p>
          </table:table-cell>
          <table:table-cell office:value-type="float" office:value="1863" calcext:value-type="float">
            <text:p>1863</text:p>
          </table:table-cell>
          <table:table-cell office:value-type="float" office:value="1324" calcext:value-type="float">
            <text:p>1324</text:p>
          </table:table-cell>
          <table:table-cell office:value-type="float" office:value="363" calcext:value-type="float">
            <text:p>363</text:p>
          </table:table-cell>
          <table:table-cell office:value-type="float" office:value="80" calcext:value-type="float">
            <text:p>80</text:p>
          </table:table-cell>
          <table:table-cell office:value-type="float" office:value="284" calcext:value-type="float">
            <text:p>284</text:p>
          </table:table-cell>
          <table:table-cell office:value-type="float" office:value="117" calcext:value-type="float">
            <text:p>117</text:p>
          </table:table-cell>
          <table:table-cell office:value-type="float" office:value="401" calcext:value-type="float">
            <text:p>401</text:p>
          </table:table-cell>
          <table:table-cell office:value-type="float" office:value="118" calcext:value-type="float">
            <text:p>118</text:p>
          </table:table-cell>
          <table:table-cell office:value-type="float" office:value="717" calcext:value-type="float">
            <text:p>717</text:p>
          </table:table-cell>
          <table:table-cell office:value-type="float" office:value="81" calcext:value-type="float">
            <text:p>81</text:p>
          </table:table-cell>
          <table:table-cell office:value-type="float" office:value="0.281233" calcext:value-type="float">
            <text:p>0.281233</text:p>
          </table:table-cell>
          <table:table-cell office:value-type="float" office:value="0.222329" calcext:value-type="float">
            <text:p>0.222329</text:p>
          </table:table-cell>
          <table:table-cell office:value-type="float" office:value="0.262106" calcext:value-type="float">
            <text:p>0.262106</text:p>
          </table:table-cell>
          <table:table-cell office:value-type="float" office:value="0.199564" calcext:value-type="float">
            <text:p>0.199564</text:p>
          </table:table-cell>
          <table:table-cell office:value-type="float" office:value="0.173349" calcext:value-type="float">
            <text:p>0.173349</text:p>
          </table:table-cell>
          <table:table-cell office:value-type="float" office:value="0.170857" calcext:value-type="float">
            <text:p>0.170857</text:p>
          </table:table-cell>
          <table:table-cell office:value-type="float" office:value="0.023483" calcext:value-type="float">
            <text:p>0.023483</text:p>
          </table:table-cell>
          <table:table-cell office:value-type="float" office:value="1.976032" calcext:value-type="float">
            <text:p>1.976032</text:p>
          </table:table-cell>
          <table:table-cell office:value-type="float" office:value="1.97520661157025" calcext:value-type="float">
            <text:p>1.97520661157025</text:p>
          </table:table-cell>
          <table:table-cell office:value-type="float" office:value="1.0125" calcext:value-type="float">
            <text:p>1.0125</text:p>
          </table:table-cell>
          <table:table-cell office:value-type="float" office:value="0.708229426433915" calcext:value-type="float">
            <text:p>0.708229426433915</text:p>
          </table:table-cell>
          <table:table-cell office:value-type="float" office:value="0.991525423728814" calcext:value-type="float">
            <text:p>0.991525423728814</text:p>
          </table:table-cell>
          <table:table-cell office:value-type="float" office:value="0.710681696188943" calcext:value-type="float">
            <text:p>0.710681696188943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wns vs knight</text:p>
          </table:table-cell>
          <table:table-cell office:value-type="string" calcext:value-type="string">
            <text:p>8/p1Pk2n1/4pKP1/8/1P6/8/5P2/8 b - - 2 49</text:p>
          </table:table-cell>
          <table:table-cell office:value-type="float" office:value="25767" calcext:value-type="float">
            <text:p>25767</text:p>
          </table:table-cell>
          <table:table-cell office:value-type="float" office:value="57430" calcext:value-type="float">
            <text:p>57430</text:p>
          </table:table-cell>
          <table:table-cell office:value-type="float" office:value="2867" calcext:value-type="float">
            <text:p>2867</text:p>
          </table:table-cell>
          <table:table-cell office:value-type="float" office:value="10204" calcext:value-type="float">
            <text:p>10204</text:p>
          </table:table-cell>
          <table:table-cell office:value-type="float" office:value="4289" calcext:value-type="float">
            <text:p>4289</text:p>
          </table:table-cell>
          <table:table-cell office:value-type="float" office:value="1667" calcext:value-type="float">
            <text:p>1667</text:p>
          </table:table-cell>
          <table:table-cell office:value-type="float" office:value="1945" calcext:value-type="float">
            <text:p>1945</text:p>
          </table:table-cell>
          <table:table-cell office:value-type="float" office:value="1246" calcext:value-type="float">
            <text:p>1246</text:p>
          </table:table-cell>
          <table:table-cell office:value-type="float" office:value="2643" calcext:value-type="float">
            <text:p>2643</text:p>
          </table:table-cell>
          <table:table-cell office:value-type="float" office:value="1865" calcext:value-type="float">
            <text:p>1865</text:p>
          </table:table-cell>
          <table:table-cell office:value-type="float" office:value="2801" calcext:value-type="float">
            <text:p>2801</text:p>
          </table:table-cell>
          <table:table-cell office:value-type="float" office:value="3720" calcext:value-type="float">
            <text:p>3720</text:p>
          </table:table-cell>
          <table:table-cell office:value-type="float" office:value="2072" calcext:value-type="float">
            <text:p>2072</text:p>
          </table:table-cell>
          <table:table-cell office:value-type="float" office:value="1.147616" calcext:value-type="float">
            <text:p>1.147616</text:p>
          </table:table-cell>
          <table:table-cell office:value-type="float" office:value="1.463708" calcext:value-type="float">
            <text:p>1.463708</text:p>
          </table:table-cell>
          <table:table-cell office:value-type="float" office:value="1.497478" calcext:value-type="float">
            <text:p>1.497478</text:p>
          </table:table-cell>
          <table:table-cell office:value-type="float" office:value="1.066124" calcext:value-type="float">
            <text:p>1.066124</text:p>
          </table:table-cell>
          <table:table-cell office:value-type="float" office:value="2.297126" calcext:value-type="float">
            <text:p>2.297126</text:p>
          </table:table-cell>
          <table:table-cell office:value-type="float" office:value="0.67578" calcext:value-type="float">
            <text:p>0.67578</text:p>
          </table:table-cell>
          <table:table-cell office:value-type="float" office:value="0.286977" calcext:value-type="float">
            <text:p>0.286977</text:p>
          </table:table-cell>
          <table:table-cell office:value-type="float" office:value="11" calcext:value-type="float">
            <text:p>11</text:p>
          </table:table-cell>
          <table:table-cell office:value-type="float" office:value="2.23155368926215" calcext:value-type="float">
            <text:p>2.23155368926215</text:p>
          </table:table-cell>
          <table:table-cell office:value-type="float" office:value="1.06529562982005" calcext:value-type="float">
            <text:p>1.06529562982005</text:p>
          </table:table-cell>
          <table:table-cell office:value-type="float" office:value="0.668096514745308" calcext:value-type="float">
            <text:p>0.668096514745308</text:p>
          </table:table-cell>
          <table:table-cell office:value-type="float" office:value="0.943591574437701" calcext:value-type="float">
            <text:p>0.943591574437701</text:p>
          </table:table-cell>
          <table:table-cell office:value-type="float" office:value="0.420325362602901" calcext:value-type="float">
            <text:p>0.420325362602901</text:p>
          </table:table-cell>
        </table:table-row>
        <table:table-row table:style-name="ro1">
          <table:table-cell office:value-type="string" calcext:value-type="string">
            <text:p>TT-Table-added-q-sear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wns vs knight</text:p>
          </table:table-cell>
          <table:table-cell office:value-type="string" calcext:value-type="string">
            <text:p>8/p1Pk2n1/4pKP1/8/1P6/8/5P2/8 b - - 2 49</text:p>
          </table:table-cell>
          <table:table-cell office:value-type="float" office:value="78765" calcext:value-type="float">
            <text:p>78765</text:p>
          </table:table-cell>
          <table:table-cell office:value-type="float" office:value="97481" calcext:value-type="float">
            <text:p>97481</text:p>
          </table:table-cell>
          <table:table-cell office:value-type="float" office:value="9340" calcext:value-type="float">
            <text:p>9340</text:p>
          </table:table-cell>
          <table:table-cell office:value-type="float" office:value="24326" calcext:value-type="float">
            <text:p>24326</text:p>
          </table:table-cell>
          <table:table-cell office:value-type="float" office:value="15215" calcext:value-type="float">
            <text:p>15215</text:p>
          </table:table-cell>
          <table:table-cell office:value-type="float" office:value="5172" calcext:value-type="float">
            <text:p>5172</text:p>
          </table:table-cell>
          <table:table-cell office:value-type="float" office:value="1878" calcext:value-type="float">
            <text:p>1878</text:p>
          </table:table-cell>
          <table:table-cell office:value-type="float" office:value="3909" calcext:value-type="float">
            <text:p>3909</text:p>
          </table:table-cell>
          <table:table-cell office:value-type="float" office:value="2972" calcext:value-type="float">
            <text:p>2972</text:p>
          </table:table-cell>
          <table:table-cell office:value-type="float" office:value="5592" calcext:value-type="float">
            <text:p>5592</text:p>
          </table:table-cell>
          <table:table-cell office:value-type="float" office:value="3077" calcext:value-type="float">
            <text:p>3077</text:p>
          </table:table-cell>
          <table:table-cell office:value-type="float" office:value="10564" calcext:value-type="float">
            <text:p>10564</text:p>
          </table:table-cell>
          <table:table-cell office:value-type="float" office:value="1947" calcext:value-type="float">
            <text:p>1947</text:p>
          </table:table-cell>
          <table:table-cell office:value-type="float" office:value="3.631665" calcext:value-type="float">
            <text:p>3.631665</text:p>
          </table:table-cell>
          <table:table-cell office:value-type="float" office:value="3.221902" calcext:value-type="float">
            <text:p>3.221902</text:p>
          </table:table-cell>
          <table:table-cell office:value-type="float" office:value="3.680685" calcext:value-type="float">
            <text:p>3.680685</text:p>
          </table:table-cell>
          <table:table-cell office:value-type="float" office:value="3.725943" calcext:value-type="float">
            <text:p>3.725943</text:p>
          </table:table-cell>
          <table:table-cell office:value-type="float" office:value="3.496068" calcext:value-type="float">
            <text:p>3.496068</text:p>
          </table:table-cell>
          <table:table-cell office:value-type="float" office:value="2.411972" calcext:value-type="float">
            <text:p>2.411972</text:p>
          </table:table-cell>
          <table:table-cell office:value-type="float" office:value="0.42718" calcext:value-type="float">
            <text:p>0.42718</text:p>
          </table:table-cell>
          <table:table-cell office:value-type="float" office:value="28" calcext:value-type="float">
            <text:p>28</text:p>
          </table:table-cell>
          <table:table-cell office:value-type="float" office:value="2.04253673627224" calcext:value-type="float">
            <text:p>2.04253673627224</text:p>
          </table:table-cell>
          <table:table-cell office:value-type="float" office:value="1.03674121405751" calcext:value-type="float">
            <text:p>1.03674121405751</text:p>
          </table:table-cell>
          <table:table-cell office:value-type="float" office:value="0.699034334763949" calcext:value-type="float">
            <text:p>0.699034334763949</text:p>
          </table:table-cell>
          <table:table-cell office:value-type="float" office:value="0.965875853103672" calcext:value-type="float">
            <text:p>0.965875853103672</text:p>
          </table:table-cell>
          <table:table-cell office:value-type="float" office:value="0.625462468141084" calcext:value-type="float">
            <text:p>0.625462468141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6T23:42:35.077131614</dc:date>
    <meta:editing-duration>PT3H25M30S</meta:editing-duration>
    <meta:editing-cycles>1</meta:editing-cycles>
    <meta:document-statistic meta:table-count="4" meta:cell-count="1884" meta:object-count="0"/>
    <meta:generator>LibreOffice/7.4.7.2$Linux_X86_64 LibreOffice_project/40$Build-2</meta:generator>
  </office:meta>
</office:document-meta>
</file>